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horndale1" svg:font-family="Thorndale" style:font-family-generic="roman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Bol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200c67" officeooo:paragraph-rsid="00200c67"/>
    </style:style>
    <style:style style:name="P2" style:family="paragraph" style:parent-style-name="Subtitle">
      <style:text-properties officeooo:rsid="00200c67" officeooo:paragraph-rsid="00200c67"/>
    </style:style>
    <style:style style:name="P3" style:family="paragraph" style:parent-style-name="Text_20_body">
      <style:text-properties officeooo:rsid="00200c67" officeooo:paragraph-rsid="00200c67"/>
    </style:style>
    <style:style style:name="P4" style:family="paragraph" style:parent-style-name="Text_20_body">
      <style:text-properties style:font-name="Thorndale1" officeooo:rsid="00263071"/>
    </style:style>
    <style:style style:name="P5" style:family="paragraph" style:parent-style-name="Text_20_body">
      <style:paragraph-properties fo:margin-left="0.9846in" fo:margin-right="0in" fo:margin-top="0in" fo:margin-bottom="0in" loext:contextual-spacing="false" fo:line-height="100%" fo:text-indent="0in" style:auto-text-indent="false"/>
      <style:text-properties officeooo:rsid="0024b154" officeooo:paragraph-rsid="0024b154"/>
    </style:style>
    <style:style style:name="P6" style:family="paragraph" style:parent-style-name="Text_20_body">
      <style:paragraph-properties fo:margin-left="0.9846in" fo:margin-right="0in" fo:margin-top="0in" fo:margin-bottom="0in" loext:contextual-spacing="false" fo:line-height="100%" fo:text-indent="0in" style:auto-text-indent="false"/>
      <style:text-properties officeooo:paragraph-rsid="0022f46a"/>
    </style:style>
    <style:style style:name="P7" style:family="paragraph" style:parent-style-name="Text_20_body">
      <style:paragraph-properties fo:margin-left="0.9846in" fo:margin-right="0in" fo:margin-top="0in" fo:margin-bottom="0in" loext:contextual-spacing="false" fo:line-height="100%" fo:text-indent="0in" style:auto-text-indent="false"/>
      <style:text-properties style:font-name="Thorndale1" officeooo:rsid="0025f5ad" officeooo:paragraph-rsid="0025f5ad"/>
    </style:style>
    <style:style style:name="P8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/>
      <style:text-properties officeooo:paragraph-rsid="0022f46a"/>
    </style:style>
    <style:style style:name="P9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paragraph-rsid="002d9c3a"/>
    </style:style>
    <style:style style:name="P10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paragraph-rsid="00263071"/>
    </style:style>
    <style:style style:name="P11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rsid="00263071" officeooo:paragraph-rsid="00263071"/>
    </style:style>
    <style:style style:name="P12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rsid="00263071" officeooo:paragraph-rsid="0029cce7"/>
    </style:style>
    <style:style style:name="P13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rsid="00263071" officeooo:paragraph-rsid="002a7dd9"/>
    </style:style>
    <style:style style:name="P14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rsid="00263071" officeooo:paragraph-rsid="002bbb66"/>
    </style:style>
    <style:style style:name="P15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rsid="00263071" officeooo:paragraph-rsid="002d9c3a"/>
    </style:style>
    <style:style style:name="P16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rsid="00263071" officeooo:paragraph-rsid="00356712"/>
    </style:style>
    <style:style style:name="P17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rsid="00263071" officeooo:paragraph-rsid="00372d47"/>
    </style:style>
    <style:style style:name="P18" style:family="paragraph" style:parent-style-name="Text_20_body">
      <style:paragraph-properties fo:margin-left="1in" fo:margin-right="0in" fo:margin-top="0in" fo:margin-bottom="0in" loext:contextual-spacing="false" fo:line-height="100%" fo:text-indent="0in" style:auto-text-indent="false"/>
      <style:text-properties style:font-name="Thorndale1" officeooo:rsid="00263071" officeooo:paragraph-rsid="003bff1b"/>
    </style:style>
    <style:style style:name="P19" style:family="paragraph" style:parent-style-name="Text_20_body">
      <style:paragraph-properties fo:margin-left="1in" fo:margin-right="0in" fo:margin-top="0in" fo:margin-bottom="0in" loext:contextual-spacing="false" fo:line-height="100%" fo:text-indent="0in" style:auto-text-indent="false"/>
      <style:text-properties style:font-name="Thorndale1" officeooo:rsid="00263071" officeooo:paragraph-rsid="00402a4c"/>
    </style:style>
    <style:style style:name="P20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paragraph-rsid="0026e483"/>
    </style:style>
    <style:style style:name="P21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paragraph-rsid="00273934"/>
    </style:style>
    <style:style style:name="P22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paragraph-rsid="002a7dd9"/>
    </style:style>
    <style:style style:name="P23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officeooo:rsid="0026e483" officeooo:paragraph-rsid="002bbb66"/>
    </style:style>
    <style:style style:name="P24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fo:font-weight="normal" officeooo:rsid="0026e483" officeooo:paragraph-rsid="002d9c3a" style:font-weight-asian="normal" style:font-weight-complex="normal"/>
    </style:style>
    <style:style style:name="P25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fo:font-weight="normal" officeooo:rsid="0026e483" officeooo:paragraph-rsid="00356712" style:font-weight-asian="normal" style:font-weight-complex="normal"/>
    </style:style>
    <style:style style:name="P26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fo:font-weight="normal" officeooo:rsid="00263071" officeooo:paragraph-rsid="0039265f" style:font-weight-asian="normal" style:font-weight-complex="normal"/>
    </style:style>
    <style:style style:name="P27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fo:font-weight="normal" officeooo:rsid="00263071" officeooo:paragraph-rsid="003a473c" style:font-weight-asian="normal" style:font-weight-complex="normal"/>
    </style:style>
    <style:style style:name="P28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Thorndale1" fo:font-weight="normal" officeooo:rsid="00263071" officeooo:paragraph-rsid="003f411c" style:font-weight-asian="normal" style:font-weight-complex="normal"/>
    </style:style>
    <style:style style:name="P29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officeooo:paragraph-rsid="00356712"/>
    </style:style>
    <style:style style:name="P30" style:family="paragraph" style:parent-style-name="Text_20_body">
      <style:paragraph-properties fo:margin-left="1in" fo:margin-right="0in" fo:margin-top="0in" fo:margin-bottom="0in" loext:contextual-spacing="false" fo:line-height="100%" fo:text-indent="0in" style:auto-text-indent="false"/>
      <style:text-properties fo:font-weight="normal" officeooo:rsid="003bff1b" officeooo:paragraph-rsid="003bff1b" style:font-weight-asian="normal" style:font-weight-complex="normal"/>
    </style:style>
    <style:style style:name="P31" style:family="paragraph" style:parent-style-name="Text_20_body">
      <style:paragraph-properties fo:margin-left="1in" fo:margin-right="0in" fo:margin-top="0in" fo:margin-bottom="0in" loext:contextual-spacing="false" fo:line-height="100%" fo:text-indent="0in" style:auto-text-indent="false"/>
      <style:text-properties fo:font-weight="normal" officeooo:paragraph-rsid="00402a4c" style:font-weight-asian="normal" style:font-weight-complex="normal"/>
    </style:style>
    <style:style style:name="P32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officeooo:paragraph-rsid="0039265f"/>
    </style:style>
    <style:style style:name="P33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officeooo:paragraph-rsid="003a473c"/>
    </style:style>
    <style:style style:name="P34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fo:font-weight="bold" officeooo:paragraph-rsid="003a473c" style:font-weight-asian="bold" style:font-weight-complex="bold"/>
    </style:style>
    <style:style style:name="P35" style:family="paragraph" style:parent-style-name="Text_20_body">
      <style:paragraph-properties fo:margin-left="1in" fo:margin-right="0in" fo:margin-top="0in" fo:margin-bottom="0in" loext:contextual-spacing="false" fo:line-height="100%" fo:text-indent="0in" style:auto-text-indent="false"/>
      <style:text-properties officeooo:paragraph-rsid="003bff1b"/>
    </style:style>
    <style:style style:name="P36" style:family="paragraph" style:parent-style-name="Text_20_body">
      <style:paragraph-properties fo:margin-left="1in" fo:margin-right="0in" fo:margin-top="0in" fo:margin-bottom="0in" loext:contextual-spacing="false" fo:line-height="100%" fo:text-indent="0in" style:auto-text-indent="false"/>
      <style:text-properties officeooo:paragraph-rsid="00402a4c"/>
    </style:style>
    <style:style style:name="P37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officeooo:paragraph-rsid="003f411c"/>
    </style:style>
    <style:style style:name="P38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fo:color="#999999" style:font-name="Thorndale1" officeooo:rsid="00263071" officeooo:paragraph-rsid="0029cce7"/>
    </style:style>
    <style:style style:name="P39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style:font-name="Courier New" officeooo:paragraph-rsid="0029cce7"/>
    </style:style>
    <style:style style:name="P40" style:family="paragraph" style:parent-style-name="Text_20_body">
      <style:paragraph-properties fo:margin-left="1in" fo:margin-right="0in" fo:margin-top="0in" fo:margin-bottom="0in" loext:contextual-spacing="false" fo:text-indent="0in" style:auto-text-indent="false"/>
      <style:text-properties officeooo:rsid="003a473c" officeooo:paragraph-rsid="003a473c"/>
    </style:style>
    <style:style style:name="P41" style:family="paragraph" style:parent-style-name="Standard">
      <style:paragraph-properties fo:margin-left="1in" fo:margin-right="0in" fo:text-indent="0in" style:auto-text-indent="false"/>
      <style:text-properties fo:font-weight="normal" officeooo:rsid="00402a4c" officeooo:paragraph-rsid="00402a4c" style:font-weight-asian="normal" style:font-weight-complex="normal"/>
    </style:style>
    <style:style style:name="P42" style:family="paragraph" style:parent-style-name="Standard">
      <style:paragraph-properties fo:margin-left="1in" fo:margin-right="0in" fo:text-indent="0in" style:auto-text-indent="false"/>
      <style:text-properties fo:font-weight="normal" officeooo:rsid="0041e12d" officeooo:paragraph-rsid="0041e12d" style:font-weight-asian="normal" style:font-weight-complex="normal"/>
    </style:style>
    <style:style style:name="P43" style:family="paragraph" style:parent-style-name="Standard">
      <style:paragraph-properties fo:margin-left="1in" fo:margin-right="0in" fo:text-indent="0in" style:auto-text-indent="false"/>
      <style:text-properties fo:font-weight="normal" officeooo:rsid="0043d18e" officeooo:paragraph-rsid="0043d18e" style:font-weight-asian="normal" style:font-weight-complex="normal"/>
    </style:style>
    <style:style style:name="P44" style:family="paragraph" style:parent-style-name="Standard">
      <style:paragraph-properties fo:margin-left="1in" fo:margin-right="0in" fo:text-indent="0in" style:auto-text-indent="false"/>
      <style:text-properties fo:font-weight="normal" officeooo:rsid="004408a4" officeooo:paragraph-rsid="004408a4" style:font-weight-asian="normal" style:font-weight-complex="normal"/>
    </style:style>
    <style:style style:name="P45" style:family="paragraph" style:parent-style-name="Standard">
      <style:paragraph-properties fo:margin-left="1in" fo:margin-right="0in" fo:text-indent="0in" style:auto-text-indent="false"/>
      <style:text-properties fo:font-weight="normal" officeooo:rsid="004408a4" officeooo:paragraph-rsid="00468129" style:font-weight-asian="normal" style:font-weight-complex="normal"/>
    </style:style>
    <style:style style:name="P46" style:family="paragraph" style:parent-style-name="Standard">
      <style:paragraph-properties fo:margin-left="1in" fo:margin-right="0in" fo:text-indent="0in" style:auto-text-indent="false"/>
      <style:text-properties fo:font-weight="normal" officeooo:rsid="00468129" officeooo:paragraph-rsid="00468129" style:font-weight-asian="normal" style:font-weight-complex="normal"/>
    </style:style>
    <style:style style:name="P47" style:family="paragraph" style:parent-style-name="Standard">
      <style:paragraph-properties fo:margin-left="1in" fo:margin-right="0in" fo:text-indent="0in" style:auto-text-indent="false"/>
      <style:text-properties fo:font-weight="normal" officeooo:rsid="00480669" officeooo:paragraph-rsid="00480669" style:font-weight-asian="normal" style:font-weight-complex="normal"/>
    </style:style>
    <style:style style:name="P48" style:family="paragraph" style:parent-style-name="Standard">
      <style:paragraph-properties fo:margin-left="1in" fo:margin-right="0in" fo:text-indent="0in" style:auto-text-indent="false"/>
      <style:text-properties officeooo:paragraph-rsid="0041e12d"/>
    </style:style>
    <style:style style:name="P49" style:family="paragraph" style:parent-style-name="Standard">
      <style:paragraph-properties fo:margin-left="1in" fo:margin-right="0in" fo:text-indent="0in" style:auto-text-indent="false"/>
      <style:text-properties officeooo:rsid="004408a4" officeooo:paragraph-rsid="004408a4"/>
    </style:style>
    <style:style style:name="P50" style:family="paragraph" style:parent-style-name="Text_20_body">
      <style:paragraph-properties fo:margin-left="1.5in" fo:margin-right="0in" fo:margin-top="0in" fo:margin-bottom="0in" loext:contextual-spacing="false" fo:text-indent="0in" style:auto-text-indent="false"/>
      <style:text-properties officeooo:rsid="0025f5ad" officeooo:paragraph-rsid="002d9c3a"/>
    </style:style>
    <style:style style:name="P51" style:family="paragraph" style:parent-style-name="Text_20_body">
      <style:paragraph-properties fo:margin-left="1.5in" fo:margin-right="0in" fo:margin-top="0in" fo:margin-bottom="0in" loext:contextual-spacing="false" fo:text-indent="0in" style:auto-text-indent="false"/>
      <style:text-properties style:font-name="Thorndale1" officeooo:rsid="0025f5ad" officeooo:paragraph-rsid="002d9c3a"/>
    </style:style>
    <style:style style:name="P52" style:family="paragraph" style:parent-style-name="Text_20_body">
      <style:paragraph-properties fo:margin-left="1.5in" fo:margin-right="0in" fo:margin-top="0in" fo:margin-bottom="0in" loext:contextual-spacing="false" fo:line-height="100%" fo:text-indent="0in" style:auto-text-indent="false"/>
      <style:text-properties style:font-name="Thorndale1" officeooo:rsid="0025f5ad" officeooo:paragraph-rsid="0025f5ad"/>
    </style:style>
    <style:style style:name="P53" style:family="paragraph" style:parent-style-name="Text_20_body">
      <style:paragraph-properties fo:margin-left="1.5in" fo:margin-right="0in" fo:margin-top="0in" fo:margin-bottom="0in" loext:contextual-spacing="false" fo:line-height="100%" fo:text-indent="0in" style:auto-text-indent="false"/>
      <style:text-properties style:font-name="Thorndale1" officeooo:rsid="0025f5ad" officeooo:paragraph-rsid="00263071"/>
    </style:style>
    <style:style style:name="P54" style:family="paragraph" style:parent-style-name="Text_20_body">
      <style:paragraph-properties fo:margin-left="1.5in" fo:margin-right="0in" fo:margin-top="0in" fo:margin-bottom="0in" loext:contextual-spacing="false" fo:text-indent="0in" style:auto-text-indent="false"/>
      <style:text-properties style:font-name="Thorndale1" fo:font-weight="normal" officeooo:rsid="003a473c" officeooo:paragraph-rsid="003a473c" style:font-weight-asian="normal" style:font-weight-complex="normal"/>
    </style:style>
    <style:style style:name="P55" style:family="paragraph" style:parent-style-name="Text_20_body">
      <style:paragraph-properties fo:margin-left="1.5in" fo:margin-right="0in" fo:margin-top="0in" fo:margin-bottom="0in" loext:contextual-spacing="false" fo:line-height="100%" fo:text-indent="0in" style:auto-text-indent="false"/>
      <style:text-properties style:font-name="Thorndale1" fo:font-weight="normal" officeooo:rsid="003a473c" officeooo:paragraph-rsid="003bff1b" style:font-weight-asian="normal" style:font-weight-complex="normal"/>
    </style:style>
    <style:style style:name="P56" style:family="paragraph" style:parent-style-name="Text_20_body">
      <style:paragraph-properties fo:margin-left="1.5in" fo:margin-right="0in" fo:margin-top="0in" fo:margin-bottom="0in" loext:contextual-spacing="false" fo:text-indent="0in" style:auto-text-indent="false"/>
      <style:text-properties officeooo:paragraph-rsid="003a473c"/>
    </style:style>
    <style:style style:name="P57" style:family="paragraph" style:parent-style-name="Text_20_body">
      <style:paragraph-properties fo:margin-left="1.5in" fo:margin-right="0in" fo:margin-top="0in" fo:margin-bottom="0in" loext:contextual-spacing="false" fo:line-height="100%" fo:text-indent="0in" style:auto-text-indent="false"/>
      <style:text-properties fo:font-weight="normal" officeooo:paragraph-rsid="003bff1b" style:font-weight-asian="normal" style:font-weight-complex="normal"/>
    </style:style>
    <style:style style:name="P58" style:family="paragraph" style:parent-style-name="Text_20_body">
      <style:paragraph-properties fo:margin-left="1.5in" fo:margin-right="0in" fo:margin-top="0in" fo:margin-bottom="0in" loext:contextual-spacing="false" fo:text-indent="0in" style:auto-text-indent="false"/>
      <style:text-properties fo:font-weight="normal" officeooo:rsid="003f411c" officeooo:paragraph-rsid="003f411c" style:font-weight-asian="normal" style:font-weight-complex="normal"/>
    </style:style>
    <style:style style:name="P59" style:family="paragraph" style:parent-style-name="Text_20_body">
      <style:paragraph-properties fo:margin-left="1.5in" fo:margin-right="0in" fo:margin-top="0in" fo:margin-bottom="0in" loext:contextual-spacing="false" fo:line-height="100%" fo:text-indent="0in" style:auto-text-indent="false"/>
      <style:text-properties officeooo:rsid="003bff1b" officeooo:paragraph-rsid="003bff1b"/>
    </style:style>
    <style:style style:name="P60" style:family="paragraph" style:parent-style-name="Text_20_body">
      <style:paragraph-properties fo:margin-left="1.5in" fo:margin-right="0in" fo:margin-top="0in" fo:margin-bottom="0in" loext:contextual-spacing="false" fo:line-height="100%" fo:text-indent="0in" style:auto-text-indent="false"/>
      <style:text-properties officeooo:rsid="003bff1b" officeooo:paragraph-rsid="00402a4c"/>
    </style:style>
    <style:style style:name="P61" style:family="paragraph" style:parent-style-name="Standard">
      <style:paragraph-properties fo:margin-left="1.5in" fo:margin-right="0in" fo:text-indent="0in" style:auto-text-indent="false"/>
      <style:text-properties fo:font-weight="normal" officeooo:rsid="00420cb4" officeooo:paragraph-rsid="00420cb4" style:font-weight-asian="normal" style:font-weight-complex="normal"/>
    </style:style>
    <style:style style:name="P62" style:family="paragraph" style:parent-style-name="Standard">
      <style:paragraph-properties fo:margin-left="1.5in" fo:margin-right="0in" fo:text-indent="0in" style:auto-text-indent="false"/>
      <style:text-properties fo:font-weight="normal" officeooo:rsid="0043d18e" officeooo:paragraph-rsid="0043d18e" style:font-weight-asian="normal" style:font-weight-complex="normal"/>
    </style:style>
    <style:style style:name="P63" style:family="paragraph" style:parent-style-name="Standard">
      <style:paragraph-properties fo:margin-left="1.5in" fo:margin-right="0in" fo:text-indent="0in" style:auto-text-indent="false"/>
      <style:text-properties fo:font-weight="normal" officeooo:rsid="004408a4" officeooo:paragraph-rsid="00468129" style:font-weight-asian="normal" style:font-weight-complex="normal"/>
    </style:style>
    <style:style style:name="P64" style:family="paragraph" style:parent-style-name="Standard">
      <style:paragraph-properties fo:margin-left="1.5in" fo:margin-right="0in" fo:text-indent="0in" style:auto-text-indent="false"/>
      <style:text-properties fo:font-weight="normal" officeooo:rsid="0046a1c4" officeooo:paragraph-rsid="0046a1c4" style:font-weight-asian="normal" style:font-weight-complex="normal"/>
    </style:style>
    <style:style style:name="P65" style:family="paragraph" style:parent-style-name="Standard">
      <style:paragraph-properties fo:margin-left="1.5in" fo:margin-right="0in" fo:text-indent="0in" style:auto-text-indent="false"/>
      <style:text-properties fo:font-weight="normal" officeooo:rsid="0046a1c4" officeooo:paragraph-rsid="004961ce" style:font-weight-asian="normal" style:font-weight-complex="normal"/>
    </style:style>
    <style:style style:name="P66" style:family="paragraph" style:parent-style-name="Standard">
      <style:paragraph-properties fo:margin-left="1.5in" fo:margin-right="0in" fo:text-indent="0in" style:auto-text-indent="false"/>
      <style:text-properties fo:font-weight="normal" officeooo:rsid="00480669" officeooo:paragraph-rsid="00480669" style:font-weight-asian="normal" style:font-weight-complex="normal"/>
    </style:style>
    <style:style style:name="P67" style:family="paragraph" style:parent-style-name="Standard">
      <style:paragraph-properties fo:margin-left="1.5in" fo:margin-right="0in" fo:text-indent="0in" style:auto-text-indent="false"/>
      <style:text-properties fo:font-weight="normal" officeooo:rsid="004961ce" officeooo:paragraph-rsid="004961ce" style:font-weight-asian="normal" style:font-weight-complex="normal"/>
    </style:style>
    <style:style style:name="P68" style:family="paragraph" style:parent-style-name="Standard">
      <style:paragraph-properties fo:margin-left="1.5in" fo:margin-right="0in" fo:text-indent="0in" style:auto-text-indent="false"/>
      <style:text-properties fo:font-weight="normal" officeooo:rsid="004961ce" officeooo:paragraph-rsid="00497f67" style:font-weight-asian="normal" style:font-weight-complex="normal"/>
    </style:style>
    <style:style style:name="P69" style:family="paragraph" style:parent-style-name="Standard">
      <style:paragraph-properties fo:margin-left="1.5in" fo:margin-right="0in" fo:text-indent="0in" style:auto-text-indent="false"/>
      <style:text-properties fo:font-weight="normal" officeooo:rsid="00497f67" officeooo:paragraph-rsid="00497f67" style:font-weight-asian="normal" style:font-weight-complex="normal"/>
    </style:style>
    <style:style style:name="P70" style:family="paragraph" style:parent-style-name="Standard">
      <style:paragraph-properties fo:margin-left="1.5in" fo:margin-right="0in" fo:text-indent="0in" style:auto-text-indent="false"/>
      <style:text-properties officeooo:paragraph-rsid="004408a4"/>
    </style:style>
    <style:style style:name="P71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fo:color="#999999" officeooo:paragraph-rsid="00273934"/>
    </style:style>
    <style:style style:name="P72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officeooo:paragraph-rsid="00356712"/>
    </style:style>
    <style:style style:name="P73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officeooo:paragraph-rsid="003a473c"/>
    </style:style>
    <style:style style:name="P74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officeooo:paragraph-rsid="003bff1b"/>
    </style:style>
    <style:style style:name="P75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officeooo:paragraph-rsid="003f411c"/>
    </style:style>
    <style:style style:name="P76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officeooo:paragraph-rsid="00402a4c"/>
    </style:style>
    <style:style style:name="P77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horndale1" officeooo:rsid="002d9c3a" officeooo:paragraph-rsid="00356712"/>
    </style:style>
    <style:style style:name="P78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horndale1" officeooo:rsid="002d9c3a" officeooo:paragraph-rsid="0039265f"/>
    </style:style>
    <style:style style:name="P79" style:family="paragraph" style:parent-style-name="Standard">
      <style:paragraph-properties fo:margin-left="0.5in" fo:margin-right="0in" fo:text-indent="0in" style:auto-text-indent="false"/>
      <style:text-properties fo:font-weight="normal" officeooo:rsid="00402a4c" officeooo:paragraph-rsid="00402a4c" style:font-weight-asian="normal" style:font-weight-complex="normal"/>
    </style:style>
    <style:style style:name="P80" style:family="paragraph" style:parent-style-name="Standard">
      <style:paragraph-properties fo:margin-left="0.5in" fo:margin-right="0in" fo:text-indent="0in" style:auto-text-indent="false"/>
      <style:text-properties fo:font-weight="normal" officeooo:rsid="0041e12d" officeooo:paragraph-rsid="0041e12d" style:font-weight-asian="normal" style:font-weight-complex="normal"/>
    </style:style>
    <style:style style:name="P81" style:family="paragraph" style:parent-style-name="Standard">
      <style:paragraph-properties fo:margin-left="0.5in" fo:margin-right="0in" fo:text-indent="0in" style:auto-text-indent="false"/>
      <style:text-properties fo:font-weight="normal" officeooo:rsid="0043d18e" officeooo:paragraph-rsid="0043d18e" style:font-weight-asian="normal" style:font-weight-complex="normal"/>
    </style:style>
    <style:style style:name="P82" style:family="paragraph" style:parent-style-name="Standard">
      <style:paragraph-properties fo:margin-left="0.5in" fo:margin-right="0in" fo:text-indent="0in" style:auto-text-indent="false"/>
      <style:text-properties fo:font-weight="normal" officeooo:rsid="004408a4" officeooo:paragraph-rsid="004408a4" style:font-weight-asian="normal" style:font-weight-complex="normal"/>
    </style:style>
    <style:style style:name="P83" style:family="paragraph" style:parent-style-name="Standard">
      <style:paragraph-properties fo:margin-left="0.5in" fo:margin-right="0in" fo:text-indent="0in" style:auto-text-indent="false"/>
      <style:text-properties fo:font-weight="normal" officeooo:rsid="00468129" officeooo:paragraph-rsid="00468129" style:font-weight-asian="normal" style:font-weight-complex="normal"/>
    </style:style>
    <style:style style:name="P84" style:family="paragraph" style:parent-style-name="Standard">
      <style:paragraph-properties fo:margin-left="0.5in" fo:margin-right="0in" fo:text-indent="0in" style:auto-text-indent="false"/>
      <style:text-properties fo:font-weight="normal" officeooo:rsid="00480669" officeooo:paragraph-rsid="00480669" style:font-weight-asian="normal" style:font-weight-complex="normal"/>
    </style:style>
    <style:style style:name="P85" style:family="paragraph" style:parent-style-name="Standard">
      <style:text-properties fo:font-weight="bold" style:font-weight-asian="bold" style:font-weight-complex="bold"/>
    </style:style>
    <style:style style:name="P86" style:family="paragraph" style:parent-style-name="Standard">
      <style:text-properties fo:font-weight="bold" officeooo:paragraph-rsid="00318043" style:font-weight-asian="bold" style:font-weight-complex="bold"/>
    </style:style>
    <style:style style:name="P87" style:family="paragraph" style:parent-style-name="Standard">
      <style:text-properties fo:font-weight="bold" officeooo:paragraph-rsid="00402a4c" style:font-weight-asian="bold" style:font-weight-complex="bold"/>
    </style:style>
    <style:style style:name="P88" style:family="paragraph" style:parent-style-name="Standard">
      <style:text-properties fo:font-weight="normal" style:font-weight-asian="normal" style:font-weight-complex="normal"/>
    </style:style>
    <style:style style:name="P89" style:family="paragraph" style:parent-style-name="Standard">
      <style:paragraph-properties fo:margin-left="2in" fo:margin-right="0in" fo:text-indent="0in" style:auto-text-indent="false"/>
      <style:text-properties fo:font-weight="normal" officeooo:rsid="0046a1c4" officeooo:paragraph-rsid="0046a1c4" style:font-weight-asian="normal" style:font-weight-complex="normal"/>
    </style:style>
    <style:style style:name="P90" style:family="paragraph" style:parent-style-name="Standard">
      <style:paragraph-properties fo:margin-left="2in" fo:margin-right="0in" fo:text-indent="0in" style:auto-text-indent="false"/>
      <style:text-properties fo:font-weight="normal" officeooo:rsid="0046a1c4" officeooo:paragraph-rsid="004961ce" style:font-weight-asian="normal" style:font-weight-complex="normal"/>
    </style:style>
    <style:style style:name="P91" style:family="paragraph" style:parent-style-name="Standard">
      <style:paragraph-properties fo:margin-left="1.5008in" fo:margin-right="0.1457in" fo:text-indent="0in" style:auto-text-indent="false"/>
      <style:text-properties fo:font-weight="normal" officeooo:rsid="00497f67" officeooo:paragraph-rsid="00497f67" style:font-weight-asian="normal" style:font-weight-complex="normal"/>
    </style:style>
    <style:style style:name="P92" style:family="paragraph" style:parent-style-name="Heading_20_3">
      <style:text-properties officeooo:paragraph-rsid="002e4e2b"/>
    </style:style>
    <style:style style:name="P93" style:family="paragraph" style:parent-style-name="Heading_20_3">
      <style:text-properties officeooo:paragraph-rsid="002fe75c"/>
    </style:style>
    <style:style style:name="P94" style:family="paragraph" style:parent-style-name="Heading_20_3">
      <style:text-properties fo:font-weight="bold" officeooo:paragraph-rsid="003012ba" style:font-weight-asian="bold" style:font-weight-complex="bold"/>
    </style:style>
    <style:style style:name="P95" style:family="paragraph" style:parent-style-name="Standard">
      <style:text-properties fo:font-weight="bold" style:font-weight-asian="bold" style:font-weight-complex="bold"/>
    </style:style>
    <style:style style:name="P96" style:family="paragraph" style:parent-style-name="Standard" style:list-style-name="L5">
      <style:text-properties fo:font-weight="bold" style:font-weight-asian="bold" style:font-weight-complex="bold"/>
    </style:style>
    <style:style style:name="P97" style:family="paragraph" style:parent-style-name="Standard" style:list-style-name="L5">
      <style:text-properties fo:font-weight="bold" officeooo:paragraph-rsid="00468129" style:font-weight-asian="bold" style:font-weight-complex="bold"/>
    </style:style>
    <style:style style:name="P98" style:family="paragraph" style:parent-style-name="Standard" style:list-style-name="L8">
      <style:text-properties fo:font-weight="bold" style:font-weight-asian="bold" style:font-weight-complex="bold"/>
    </style:style>
    <style:style style:name="P99" style:family="paragraph" style:parent-style-name="Standard" style:list-style-name="L8">
      <style:text-properties fo:font-weight="bold" officeooo:paragraph-rsid="006d26bf" style:font-weight-asian="bold" style:font-weight-complex="bold"/>
    </style:style>
    <style:style style:name="P100" style:family="paragraph" style:parent-style-name="Standard" style:list-style-name="L6">
      <style:text-properties fo:font-weight="bold" style:font-weight-asian="bold" style:font-weight-complex="bold"/>
    </style:style>
    <style:style style:name="P101" style:family="paragraph" style:parent-style-name="Standard" style:list-style-name="L7">
      <style:text-properties fo:font-weight="bold" style:font-weight-asian="bold" style:font-weight-complex="bold"/>
    </style:style>
    <style:style style:name="P102" style:family="paragraph" style:parent-style-name="Standard" style:list-style-name="L7">
      <style:text-properties fo:font-weight="bold" officeooo:paragraph-rsid="0061811f" style:font-weight-asian="bold" style:font-weight-complex="bold"/>
    </style:style>
    <style:style style:name="P103" style:family="paragraph" style:parent-style-name="Standard" style:list-style-name="L9">
      <style:text-properties fo:font-weight="bold" style:font-weight-asian="bold" style:font-weight-complex="bold"/>
    </style:style>
    <style:style style:name="P104" style:family="paragraph" style:parent-style-name="Standard" style:list-style-name="L10">
      <style:text-properties fo:font-weight="bold" style:font-weight-asian="bold" style:font-weight-complex="bold"/>
    </style:style>
    <style:style style:name="P105" style:family="paragraph" style:parent-style-name="Standard" style:list-style-name="L11">
      <style:text-properties fo:font-weight="bold" style:font-weight-asian="bold" style:font-weight-complex="bold"/>
    </style:style>
    <style:style style:name="P106" style:family="paragraph" style:parent-style-name="Standard">
      <style:text-properties fo:font-weight="bold" officeooo:paragraph-rsid="006047d8" style:font-weight-asian="bold" style:font-weight-complex="bold"/>
    </style:style>
    <style:style style:name="P107" style:family="paragraph" style:parent-style-name="Standard">
      <style:text-properties fo:font-weight="bold" officeooo:paragraph-rsid="0061811f" style:font-weight-asian="bold" style:font-weight-complex="bold"/>
    </style:style>
    <style:style style:name="P108" style:family="paragraph" style:parent-style-name="Standard">
      <style:text-properties fo:font-weight="bold" officeooo:paragraph-rsid="0068b20a" style:font-weight-asian="bold" style:font-weight-complex="bold"/>
    </style:style>
    <style:style style:name="P109" style:family="paragraph" style:parent-style-name="Standard">
      <style:text-properties fo:font-weight="bold" officeooo:paragraph-rsid="006d26bf" style:font-weight-asian="bold" style:font-weight-complex="bold"/>
    </style:style>
    <style:style style:name="P110" style:family="paragraph" style:parent-style-name="Standard" style:list-style-name="L9"/>
    <style:style style:name="P111" style:family="paragraph" style:parent-style-name="Standard">
      <style:text-properties fo:font-weight="normal" officeooo:rsid="005dd248" officeooo:paragraph-rsid="0061811f" style:font-weight-asian="normal" style:font-weight-complex="normal"/>
    </style:style>
    <style:style style:name="P112" style:family="paragraph" style:parent-style-name="Standard">
      <style:text-properties fo:color="#d8d8d8" style:font-name="Consolas" fo:font-size="10pt" fo:font-weight="bold" officeooo:paragraph-rsid="003012ba" fo:background-color="#3e3d32" style:font-size-asian="10pt" style:font-weight-asian="bold" style:font-weight-complex="bold"/>
    </style:style>
    <style:style style:name="P113" style:family="paragraph" style:parent-style-name="Standard" style:list-style-name="L5">
      <style:paragraph-properties fo:margin-top="0in" fo:margin-bottom="0in" loext:contextual-spacing="false"/>
      <style:text-properties officeooo:paragraph-rsid="0057da7f"/>
    </style:style>
    <style:style style:name="P114" style:family="paragraph" style:parent-style-name="Standard">
      <style:paragraph-properties fo:margin-left="2in" fo:margin-right="0in" fo:text-indent="0in" style:auto-text-indent="false"/>
      <style:text-properties fo:font-weight="normal" officeooo:rsid="0046a1c4" officeooo:paragraph-rsid="004cc045" style:font-weight-asian="normal" style:font-weight-complex="normal"/>
    </style:style>
    <style:style style:name="P115" style:family="paragraph" style:parent-style-name="Standard">
      <style:paragraph-properties fo:margin-left="1.5008in" fo:margin-right="0.1457in" fo:text-indent="0in" style:auto-text-indent="false"/>
      <style:text-properties fo:font-weight="normal" officeooo:rsid="00497f67" officeooo:paragraph-rsid="00497f67" style:font-weight-asian="normal" style:font-weight-complex="normal"/>
    </style:style>
    <style:style style:name="P116" style:family="paragraph" style:parent-style-name="Standard">
      <style:paragraph-properties fo:margin-left="1.5008in" fo:margin-right="0.1457in" fo:text-indent="0in" style:auto-text-indent="false"/>
      <style:text-properties fo:font-weight="normal" officeooo:rsid="004da1db" officeooo:paragraph-rsid="004da1db" style:font-weight-asian="normal" style:font-weight-complex="normal"/>
    </style:style>
    <style:style style:name="P117" style:family="paragraph" style:parent-style-name="Standard">
      <style:paragraph-properties fo:margin-left="0.5in" fo:margin-right="0in" fo:text-indent="0in" style:auto-text-indent="false"/>
      <style:text-properties fo:font-weight="bold" officeooo:rsid="0057b01b" officeooo:paragraph-rsid="0057b01b" style:font-weight-asian="bold" style:font-weight-complex="bold"/>
    </style:style>
    <style:style style:name="P118" style:family="paragraph" style:parent-style-name="Standard">
      <style:paragraph-properties fo:margin-left="0.5in" fo:margin-right="0in" fo:text-indent="0in" style:auto-text-indent="false"/>
      <style:text-properties fo:font-weight="bold" officeooo:paragraph-rsid="0057b01b" style:font-weight-asian="bold" style:font-weight-complex="bold"/>
    </style:style>
    <style:style style:name="P119" style:family="paragraph" style:parent-style-name="Standard">
      <style:paragraph-properties fo:margin-left="0.5in" fo:margin-right="0in" fo:text-indent="0in" style:auto-text-indent="false"/>
      <style:text-properties fo:font-weight="normal" style:font-weight-asian="normal" style:font-weight-complex="normal"/>
    </style:style>
    <style:style style:name="P120" style:family="paragraph" style:parent-style-name="Standard">
      <style:paragraph-properties fo:margin-left="0.5in" fo:margin-right="0in" fo:text-indent="0in" style:auto-text-indent="false"/>
      <style:text-properties fo:font-weight="normal" officeooo:rsid="004db706" officeooo:paragraph-rsid="004db706" style:font-weight-asian="normal" style:font-weight-complex="normal"/>
    </style:style>
    <style:style style:name="P121" style:family="paragraph" style:parent-style-name="Standard">
      <style:paragraph-properties fo:margin-left="0.5in" fo:margin-right="0in" fo:text-indent="0in" style:auto-text-indent="false"/>
      <style:text-properties fo:font-weight="normal" officeooo:rsid="004fa741" officeooo:paragraph-rsid="004fa741" style:font-weight-asian="normal" style:font-weight-complex="normal"/>
    </style:style>
    <style:style style:name="P122" style:family="paragraph" style:parent-style-name="Standard">
      <style:paragraph-properties fo:margin-left="0.5in" fo:margin-right="0in" fo:text-indent="0in" style:auto-text-indent="false"/>
      <style:text-properties fo:font-weight="normal" officeooo:rsid="005119f5" officeooo:paragraph-rsid="005119f5" style:font-weight-asian="normal" style:font-weight-complex="normal"/>
    </style:style>
    <style:style style:name="P123" style:family="paragraph" style:parent-style-name="Standard">
      <style:paragraph-properties fo:margin-left="0.5in" fo:margin-right="0in" fo:text-indent="0in" style:auto-text-indent="false"/>
      <style:text-properties fo:font-weight="normal" officeooo:rsid="0052d42c" officeooo:paragraph-rsid="0052d42c" style:font-weight-asian="normal" style:font-weight-complex="normal"/>
    </style:style>
    <style:style style:name="P124" style:family="paragraph" style:parent-style-name="Standard">
      <style:paragraph-properties fo:margin-left="0.5in" fo:margin-right="0in" fo:text-indent="0in" style:auto-text-indent="false"/>
      <style:text-properties fo:font-weight="normal" officeooo:rsid="0054aa31" officeooo:paragraph-rsid="0054aa31" style:font-weight-asian="normal" style:font-weight-complex="normal"/>
    </style:style>
    <style:style style:name="P125" style:family="paragraph" style:parent-style-name="Standard">
      <style:paragraph-properties fo:margin-left="0.5in" fo:margin-right="0in" fo:text-indent="0in" style:auto-text-indent="false"/>
      <style:text-properties fo:font-weight="normal" officeooo:rsid="00558161" officeooo:paragraph-rsid="00558161" style:font-weight-asian="normal" style:font-weight-complex="normal"/>
    </style:style>
    <style:style style:name="P126" style:family="paragraph" style:parent-style-name="Standard">
      <style:paragraph-properties fo:margin-left="0.5in" fo:margin-right="0in" fo:text-indent="0in" style:auto-text-indent="false"/>
      <style:text-properties fo:font-weight="normal" officeooo:rsid="00565147" officeooo:paragraph-rsid="00565147" style:font-weight-asian="normal" style:font-weight-complex="normal"/>
    </style:style>
    <style:style style:name="P127" style:family="paragraph" style:parent-style-name="Standard">
      <style:paragraph-properties fo:margin-left="0.5in" fo:margin-right="0in" fo:text-indent="0in" style:auto-text-indent="false"/>
      <style:text-properties fo:font-weight="normal" officeooo:rsid="0056cb59" officeooo:paragraph-rsid="0056cb59" style:font-weight-asian="normal" style:font-weight-complex="normal"/>
    </style:style>
    <style:style style:name="P128" style:family="paragraph" style:parent-style-name="Standard">
      <style:paragraph-properties fo:margin-left="0.5in" fo:margin-right="0in" fo:text-indent="0in" style:auto-text-indent="false"/>
      <style:text-properties fo:font-weight="normal" officeooo:rsid="0057b01b" officeooo:paragraph-rsid="0057b01b" style:font-weight-asian="normal" style:font-weight-complex="normal"/>
    </style:style>
    <style:style style:name="P129" style:family="paragraph" style:parent-style-name="Standard">
      <style:paragraph-properties fo:margin-left="0.5in" fo:margin-right="0in" fo:text-indent="0in" style:auto-text-indent="false"/>
      <style:text-properties fo:font-weight="normal" officeooo:rsid="0057da7f" officeooo:paragraph-rsid="0057da7f" style:font-weight-asian="normal" style:font-weight-complex="normal"/>
    </style:style>
    <style:style style:name="P130" style:family="paragraph" style:parent-style-name="Standard">
      <style:paragraph-properties fo:margin-left="0.5in" fo:margin-right="0in" fo:text-indent="0in" style:auto-text-indent="false"/>
      <style:text-properties fo:font-weight="normal" officeooo:rsid="0058f1ef" officeooo:paragraph-rsid="0058f1ef" style:font-weight-asian="normal" style:font-weight-complex="normal"/>
    </style:style>
    <style:style style:name="P131" style:family="paragraph" style:parent-style-name="Standard">
      <style:paragraph-properties fo:margin-left="0.5in" fo:margin-right="0in" fo:text-indent="0in" style:auto-text-indent="false"/>
      <style:text-properties fo:font-weight="normal" officeooo:rsid="005ad2e0" officeooo:paragraph-rsid="005ad2e0" style:font-weight-asian="normal" style:font-weight-complex="normal"/>
    </style:style>
    <style:style style:name="P132" style:family="paragraph" style:parent-style-name="Standard">
      <style:paragraph-properties fo:margin-left="0.5in" fo:margin-right="0in" fo:text-indent="0in" style:auto-text-indent="false"/>
      <style:text-properties fo:font-weight="normal" officeooo:rsid="005af7f3" officeooo:paragraph-rsid="005af7f3" style:font-weight-asian="normal" style:font-weight-complex="normal"/>
    </style:style>
    <style:style style:name="P133" style:family="paragraph" style:parent-style-name="Standard">
      <style:paragraph-properties fo:margin-left="0.5in" fo:margin-right="0in" fo:text-indent="0in" style:auto-text-indent="false"/>
      <style:text-properties fo:font-weight="normal" officeooo:rsid="005b014a" officeooo:paragraph-rsid="005b014a" style:font-weight-asian="normal" style:font-weight-complex="normal"/>
    </style:style>
    <style:style style:name="P134" style:family="paragraph" style:parent-style-name="Standard">
      <style:paragraph-properties fo:margin-left="0.5in" fo:margin-right="0in" fo:text-indent="0in" style:auto-text-indent="false"/>
      <style:text-properties fo:font-weight="normal" officeooo:rsid="005bb20f" officeooo:paragraph-rsid="005bb20f" style:font-weight-asian="normal" style:font-weight-complex="normal"/>
    </style:style>
    <style:style style:name="P135" style:family="paragraph" style:parent-style-name="Standard">
      <style:paragraph-properties fo:margin-left="0.5in" fo:margin-right="0in" fo:text-indent="0in" style:auto-text-indent="false"/>
      <style:text-properties fo:font-weight="normal" officeooo:rsid="005c12ef" officeooo:paragraph-rsid="005c12ef" style:font-weight-asian="normal" style:font-weight-complex="normal"/>
    </style:style>
    <style:style style:name="P136" style:family="paragraph" style:parent-style-name="Standard">
      <style:paragraph-properties fo:margin-left="0.5in" fo:margin-right="0in" fo:text-indent="0in" style:auto-text-indent="false"/>
      <style:text-properties fo:font-weight="normal" officeooo:rsid="005dd248" officeooo:paragraph-rsid="005dd248" style:font-weight-asian="normal" style:font-weight-complex="normal"/>
    </style:style>
    <style:style style:name="P137" style:family="paragraph" style:parent-style-name="Standard">
      <style:paragraph-properties fo:margin-left="0.5in" fo:margin-right="0in" fo:text-indent="0in" style:auto-text-indent="false"/>
      <style:text-properties fo:font-weight="normal" officeooo:rsid="005f188c" officeooo:paragraph-rsid="0060b509" style:font-weight-asian="normal" style:font-weight-complex="normal"/>
    </style:style>
    <style:style style:name="P138" style:family="paragraph" style:parent-style-name="Standard">
      <style:paragraph-properties fo:margin-left="0.5in" fo:margin-right="0in" fo:text-indent="0in" style:auto-text-indent="false"/>
      <style:text-properties fo:font-weight="normal" officeooo:rsid="006047d8" officeooo:paragraph-rsid="0060b509" style:font-weight-asian="normal" style:font-weight-complex="normal"/>
    </style:style>
    <style:style style:name="P139" style:family="paragraph" style:parent-style-name="Standard">
      <style:paragraph-properties fo:margin-left="0.5in" fo:margin-right="0in" fo:text-indent="0in" style:auto-text-indent="false"/>
      <style:text-properties fo:font-weight="normal" officeooo:rsid="0060b509" officeooo:paragraph-rsid="0060b509" style:font-weight-asian="normal" style:font-weight-complex="normal"/>
    </style:style>
    <style:style style:name="P140" style:family="paragraph" style:parent-style-name="Standard">
      <style:paragraph-properties fo:margin-left="0.5in" fo:margin-right="0in" fo:text-indent="0in" style:auto-text-indent="false"/>
      <style:text-properties fo:font-weight="normal" officeooo:rsid="0060b509" officeooo:paragraph-rsid="0061811f" style:font-weight-asian="normal" style:font-weight-complex="normal"/>
    </style:style>
    <style:style style:name="P141" style:family="paragraph" style:parent-style-name="Standard">
      <style:paragraph-properties fo:margin-left="0.5in" fo:margin-right="0in" fo:text-indent="0in" style:auto-text-indent="false"/>
      <style:text-properties fo:font-weight="normal" officeooo:rsid="0061811f" officeooo:paragraph-rsid="0061811f" style:font-weight-asian="normal" style:font-weight-complex="normal"/>
    </style:style>
    <style:style style:name="P142" style:family="paragraph" style:parent-style-name="Standard">
      <style:paragraph-properties fo:margin-left="0.5in" fo:margin-right="0in" fo:text-indent="0in" style:auto-text-indent="false"/>
      <style:text-properties fo:font-weight="normal" officeooo:rsid="00628df3" officeooo:paragraph-rsid="00628df3" style:font-weight-asian="normal" style:font-weight-complex="normal"/>
    </style:style>
    <style:style style:name="P143" style:family="paragraph" style:parent-style-name="Standard">
      <style:paragraph-properties fo:margin-left="0.5in" fo:margin-right="0in" fo:text-indent="0in" style:auto-text-indent="false"/>
      <style:text-properties fo:font-weight="normal" officeooo:rsid="00676c28" officeooo:paragraph-rsid="00676c28" style:font-weight-asian="normal" style:font-weight-complex="normal"/>
    </style:style>
    <style:style style:name="P144" style:family="paragraph" style:parent-style-name="Standard">
      <style:paragraph-properties fo:margin-left="0.5in" fo:margin-right="0in" fo:text-indent="0in" style:auto-text-indent="false"/>
      <style:text-properties fo:font-weight="normal" officeooo:rsid="0068b20a" officeooo:paragraph-rsid="0068b20a" style:font-weight-asian="normal" style:font-weight-complex="normal"/>
    </style:style>
    <style:style style:name="P145" style:family="paragraph" style:parent-style-name="Standard">
      <style:paragraph-properties fo:margin-left="0.5in" fo:margin-right="0in" fo:text-indent="0in" style:auto-text-indent="false"/>
      <style:text-properties fo:font-weight="normal" officeooo:rsid="006a0922" officeooo:paragraph-rsid="006a0922" style:font-weight-asian="normal" style:font-weight-complex="normal"/>
    </style:style>
    <style:style style:name="P146" style:family="paragraph" style:parent-style-name="Standard">
      <style:paragraph-properties fo:margin-left="0.5in" fo:margin-right="0in" fo:text-indent="0in" style:auto-text-indent="false"/>
      <style:text-properties fo:font-weight="normal" officeooo:rsid="006bce88" officeooo:paragraph-rsid="006bce88" style:font-weight-asian="normal" style:font-weight-complex="normal"/>
    </style:style>
    <style:style style:name="P147" style:family="paragraph" style:parent-style-name="Standard">
      <style:paragraph-properties fo:margin-left="0.5in" fo:margin-right="0in" fo:text-indent="0in" style:auto-text-indent="false"/>
      <style:text-properties fo:font-weight="normal" officeooo:rsid="006d26bf" officeooo:paragraph-rsid="006d26bf" style:font-weight-asian="normal" style:font-weight-complex="normal"/>
    </style:style>
    <style:style style:name="P148" style:family="paragraph" style:parent-style-name="Standard">
      <style:paragraph-properties fo:margin-left="0.5in" fo:margin-right="0in" fo:text-indent="0in" style:auto-text-indent="false"/>
      <style:text-properties fo:font-weight="normal" officeooo:rsid="006f57f9" officeooo:paragraph-rsid="006f57f9" style:font-weight-asian="normal" style:font-weight-complex="normal"/>
    </style:style>
    <style:style style:name="P149" style:family="paragraph" style:parent-style-name="Standard">
      <style:paragraph-properties fo:margin-left="0.5in" fo:margin-right="0in" fo:text-indent="0in" style:auto-text-indent="false"/>
      <style:text-properties fo:font-weight="normal" officeooo:rsid="0073256d" officeooo:paragraph-rsid="0073256d" style:font-weight-asian="normal" style:font-weight-complex="normal"/>
    </style:style>
    <style:style style:name="P150" style:family="paragraph" style:parent-style-name="Standard">
      <style:paragraph-properties fo:margin-left="0.5in" fo:margin-right="0in" fo:text-indent="0in" style:auto-text-indent="false"/>
      <style:text-properties officeooo:rsid="005af7f3" officeooo:paragraph-rsid="005af7f3"/>
    </style:style>
    <style:style style:name="P151" style:family="paragraph" style:parent-style-name="Standard">
      <style:paragraph-properties fo:margin-left="1in" fo:margin-right="0in" fo:text-indent="0in" style:auto-text-indent="false"/>
      <style:text-properties fo:font-weight="bold" officeooo:rsid="0057b01b" officeooo:paragraph-rsid="0057b01b" style:font-weight-asian="bold" style:font-weight-complex="bold"/>
    </style:style>
    <style:style style:name="P152" style:family="paragraph" style:parent-style-name="Standard">
      <style:paragraph-properties fo:margin-left="1in" fo:margin-right="0in" fo:text-indent="0in" style:auto-text-indent="false"/>
      <style:text-properties fo:font-weight="bold" officeooo:paragraph-rsid="0057b01b" style:font-weight-asian="bold" style:font-weight-complex="bold"/>
    </style:style>
    <style:style style:name="P153" style:family="paragraph" style:parent-style-name="Standard">
      <style:paragraph-properties fo:margin-left="1in" fo:margin-right="0in" fo:text-indent="0in" style:auto-text-indent="false"/>
      <style:text-properties fo:font-weight="bold" officeooo:paragraph-rsid="0061811f" style:font-weight-asian="bold" style:font-weight-complex="bold"/>
    </style:style>
    <style:style style:name="P154" style:family="paragraph" style:parent-style-name="Standard">
      <style:paragraph-properties fo:margin-left="1in" fo:margin-right="0in" fo:text-indent="0in" style:auto-text-indent="false"/>
      <style:text-properties fo:font-weight="normal" officeooo:rsid="004db706" officeooo:paragraph-rsid="004db706" style:font-weight-asian="normal" style:font-weight-complex="normal"/>
    </style:style>
    <style:style style:name="P155" style:family="paragraph" style:parent-style-name="Standard">
      <style:paragraph-properties fo:margin-left="1in" fo:margin-right="0in" fo:text-indent="0in" style:auto-text-indent="false"/>
      <style:text-properties fo:font-weight="normal" officeooo:paragraph-rsid="004db706" style:font-weight-asian="normal" style:font-weight-complex="normal"/>
    </style:style>
    <style:style style:name="P156" style:family="paragraph" style:parent-style-name="Standard">
      <style:paragraph-properties fo:margin-left="1in" fo:margin-right="0in" fo:text-indent="0in" style:auto-text-indent="false"/>
      <style:text-properties fo:font-weight="normal" officeooo:rsid="004fa741" officeooo:paragraph-rsid="004fa741" style:font-weight-asian="normal" style:font-weight-complex="normal"/>
    </style:style>
    <style:style style:name="P157" style:family="paragraph" style:parent-style-name="Standard">
      <style:paragraph-properties fo:margin-left="1in" fo:margin-right="0in" fo:text-indent="0in" style:auto-text-indent="false"/>
      <style:text-properties fo:font-weight="normal" officeooo:rsid="005119f5" officeooo:paragraph-rsid="005119f5" style:font-weight-asian="normal" style:font-weight-complex="normal"/>
    </style:style>
    <style:style style:name="P158" style:family="paragraph" style:parent-style-name="Standard">
      <style:paragraph-properties fo:margin-left="1in" fo:margin-right="0in" fo:text-indent="0in" style:auto-text-indent="false"/>
      <style:text-properties fo:font-weight="normal" officeooo:rsid="0054aa31" officeooo:paragraph-rsid="0054aa31" style:font-weight-asian="normal" style:font-weight-complex="normal"/>
    </style:style>
    <style:style style:name="P159" style:family="paragraph" style:parent-style-name="Standard">
      <style:paragraph-properties fo:margin-left="1in" fo:margin-right="0in" fo:text-indent="0in" style:auto-text-indent="false"/>
      <style:text-properties fo:font-weight="normal" officeooo:rsid="00558161" officeooo:paragraph-rsid="00558161" style:font-weight-asian="normal" style:font-weight-complex="normal"/>
    </style:style>
    <style:style style:name="P160" style:family="paragraph" style:parent-style-name="Standard">
      <style:paragraph-properties fo:margin-left="1in" fo:margin-right="0in" fo:text-indent="0in" style:auto-text-indent="false"/>
      <style:text-properties fo:font-weight="normal" officeooo:rsid="00558161" officeooo:paragraph-rsid="00565147" style:font-weight-asian="normal" style:font-weight-complex="normal"/>
    </style:style>
    <style:style style:name="P161" style:family="paragraph" style:parent-style-name="Standard">
      <style:paragraph-properties fo:margin-left="1in" fo:margin-right="0in" fo:text-indent="0in" style:auto-text-indent="false"/>
      <style:text-properties fo:font-weight="normal" officeooo:rsid="00565147" officeooo:paragraph-rsid="00565147" style:font-weight-asian="normal" style:font-weight-complex="normal"/>
    </style:style>
    <style:style style:name="P162" style:family="paragraph" style:parent-style-name="Standard">
      <style:paragraph-properties fo:margin-left="1in" fo:margin-right="0in" fo:text-indent="0in" style:auto-text-indent="false"/>
      <style:text-properties fo:font-weight="normal" officeooo:rsid="0056cb59" officeooo:paragraph-rsid="0056cb59" style:font-weight-asian="normal" style:font-weight-complex="normal"/>
    </style:style>
    <style:style style:name="P163" style:family="paragraph" style:parent-style-name="Standard">
      <style:paragraph-properties fo:margin-left="1in" fo:margin-right="0in" fo:text-indent="0in" style:auto-text-indent="false"/>
      <style:text-properties fo:font-weight="normal" officeooo:rsid="0057b01b" officeooo:paragraph-rsid="0057b01b" style:font-weight-asian="normal" style:font-weight-complex="normal"/>
    </style:style>
    <style:style style:name="P164" style:family="paragraph" style:parent-style-name="Standard">
      <style:paragraph-properties fo:margin-left="1in" fo:margin-right="0in" fo:text-indent="0in" style:auto-text-indent="false"/>
      <style:text-properties fo:font-weight="normal" officeooo:rsid="0057da7f" officeooo:paragraph-rsid="0057da7f" style:font-weight-asian="normal" style:font-weight-complex="normal"/>
    </style:style>
    <style:style style:name="P165" style:family="paragraph" style:parent-style-name="Standard">
      <style:paragraph-properties fo:margin-left="1in" fo:margin-right="0in" fo:text-indent="0in" style:auto-text-indent="false"/>
      <style:text-properties fo:font-weight="normal" officeooo:rsid="0058f1ef" officeooo:paragraph-rsid="0058f1ef" style:font-weight-asian="normal" style:font-weight-complex="normal"/>
    </style:style>
    <style:style style:name="P166" style:family="paragraph" style:parent-style-name="Standard">
      <style:paragraph-properties fo:margin-left="1in" fo:margin-right="0in" fo:text-indent="0in" style:auto-text-indent="false"/>
      <style:text-properties fo:font-weight="normal" officeooo:rsid="0058f1ef" officeooo:paragraph-rsid="005ad2e0" style:font-weight-asian="normal" style:font-weight-complex="normal"/>
    </style:style>
    <style:style style:name="P167" style:family="paragraph" style:parent-style-name="Standard">
      <style:paragraph-properties fo:margin-left="1in" fo:margin-right="0in" fo:text-indent="0in" style:auto-text-indent="false"/>
      <style:text-properties fo:font-weight="normal" officeooo:rsid="005ad2e0" officeooo:paragraph-rsid="005ad2e0" style:font-weight-asian="normal" style:font-weight-complex="normal"/>
    </style:style>
    <style:style style:name="P168" style:family="paragraph" style:parent-style-name="Standard">
      <style:paragraph-properties fo:margin-left="1in" fo:margin-right="0in" fo:text-indent="0in" style:auto-text-indent="false"/>
      <style:text-properties fo:font-weight="normal" officeooo:rsid="005af7f3" officeooo:paragraph-rsid="005af7f3" style:font-weight-asian="normal" style:font-weight-complex="normal"/>
    </style:style>
    <style:style style:name="P169" style:family="paragraph" style:parent-style-name="Standard">
      <style:paragraph-properties fo:margin-left="1in" fo:margin-right="0in" fo:text-indent="0in" style:auto-text-indent="false"/>
      <style:text-properties fo:font-weight="normal" officeooo:rsid="005b014a" officeooo:paragraph-rsid="005b014a" style:font-weight-asian="normal" style:font-weight-complex="normal"/>
    </style:style>
    <style:style style:name="P170" style:family="paragraph" style:parent-style-name="Standard">
      <style:paragraph-properties fo:margin-left="1in" fo:margin-right="0in" fo:text-indent="0in" style:auto-text-indent="false"/>
      <style:text-properties fo:font-weight="normal" officeooo:rsid="005bb20f" officeooo:paragraph-rsid="005bb20f" style:font-weight-asian="normal" style:font-weight-complex="normal"/>
    </style:style>
    <style:style style:name="P171" style:family="paragraph" style:parent-style-name="Standard">
      <style:paragraph-properties fo:margin-left="1in" fo:margin-right="0in" fo:text-indent="0in" style:auto-text-indent="false"/>
      <style:text-properties fo:font-weight="normal" officeooo:rsid="005c12ef" officeooo:paragraph-rsid="005c12ef" style:font-weight-asian="normal" style:font-weight-complex="normal"/>
    </style:style>
    <style:style style:name="P172" style:family="paragraph" style:parent-style-name="Standard">
      <style:paragraph-properties fo:margin-left="1in" fo:margin-right="0in" fo:text-indent="0in" style:auto-text-indent="false"/>
      <style:text-properties fo:font-weight="normal" officeooo:rsid="005dd248" officeooo:paragraph-rsid="005dd248" style:font-weight-asian="normal" style:font-weight-complex="normal"/>
    </style:style>
    <style:style style:name="P173" style:family="paragraph" style:parent-style-name="Standard">
      <style:paragraph-properties fo:margin-left="1in" fo:margin-right="0in" fo:text-indent="0in" style:auto-text-indent="false"/>
      <style:text-properties fo:font-weight="normal" officeooo:rsid="005dd248" officeooo:paragraph-rsid="006047d8" style:font-weight-asian="normal" style:font-weight-complex="normal"/>
    </style:style>
    <style:style style:name="P174" style:family="paragraph" style:parent-style-name="Standard">
      <style:paragraph-properties fo:margin-left="1in" fo:margin-right="0in" fo:text-indent="0in" style:auto-text-indent="false"/>
      <style:text-properties fo:font-weight="normal" officeooo:rsid="005dd248" officeooo:paragraph-rsid="0060b509" style:font-weight-asian="normal" style:font-weight-complex="normal"/>
    </style:style>
    <style:style style:name="P175" style:family="paragraph" style:parent-style-name="Standard">
      <style:paragraph-properties fo:margin-left="1in" fo:margin-right="0in" fo:text-indent="0in" style:auto-text-indent="false"/>
      <style:text-properties fo:font-weight="normal" officeooo:rsid="005dd248" officeooo:paragraph-rsid="0061811f" style:font-weight-asian="normal" style:font-weight-complex="normal"/>
    </style:style>
    <style:style style:name="P176" style:family="paragraph" style:parent-style-name="Standard">
      <style:paragraph-properties fo:margin-left="1in" fo:margin-right="0in" fo:text-indent="0in" style:auto-text-indent="false"/>
      <style:text-properties fo:font-weight="normal" officeooo:rsid="005dd248" officeooo:paragraph-rsid="0065b262" style:font-weight-asian="normal" style:font-weight-complex="normal"/>
    </style:style>
    <style:style style:name="P177" style:family="paragraph" style:parent-style-name="Standard">
      <style:paragraph-properties fo:margin-left="1in" fo:margin-right="0in" fo:text-indent="0in" style:auto-text-indent="false"/>
      <style:text-properties fo:font-weight="normal" officeooo:rsid="005dd248" officeooo:paragraph-rsid="0068b20a" style:font-weight-asian="normal" style:font-weight-complex="normal"/>
    </style:style>
    <style:style style:name="P178" style:family="paragraph" style:parent-style-name="Standard">
      <style:paragraph-properties fo:margin-left="1in" fo:margin-right="0in" fo:text-indent="0in" style:auto-text-indent="false"/>
      <style:text-properties fo:font-weight="normal" officeooo:rsid="005dd248" officeooo:paragraph-rsid="006bce88" style:font-weight-asian="normal" style:font-weight-complex="normal"/>
    </style:style>
    <style:style style:name="P179" style:family="paragraph" style:parent-style-name="Standard">
      <style:paragraph-properties fo:margin-left="1in" fo:margin-right="0in" fo:text-indent="0in" style:auto-text-indent="false"/>
      <style:text-properties fo:font-weight="normal" officeooo:rsid="005f188c" officeooo:paragraph-rsid="005f188c" style:font-weight-asian="normal" style:font-weight-complex="normal"/>
    </style:style>
    <style:style style:name="P180" style:family="paragraph" style:parent-style-name="Standard">
      <style:paragraph-properties fo:margin-left="1in" fo:margin-right="0in" fo:text-indent="0in" style:auto-text-indent="false"/>
      <style:text-properties fo:font-weight="normal" officeooo:rsid="006047d8" officeooo:paragraph-rsid="006047d8" style:font-weight-asian="normal" style:font-weight-complex="normal"/>
    </style:style>
    <style:style style:name="P181" style:family="paragraph" style:parent-style-name="Standard">
      <style:paragraph-properties fo:margin-left="1in" fo:margin-right="0in" fo:text-indent="0in" style:auto-text-indent="false"/>
      <style:text-properties fo:font-weight="normal" officeooo:rsid="0060b509" officeooo:paragraph-rsid="0060b509" style:font-weight-asian="normal" style:font-weight-complex="normal"/>
    </style:style>
    <style:style style:name="P182" style:family="paragraph" style:parent-style-name="Standard">
      <style:paragraph-properties fo:margin-left="1in" fo:margin-right="0in" fo:text-indent="0in" style:auto-text-indent="false"/>
      <style:text-properties fo:font-weight="normal" officeooo:rsid="0060b509" officeooo:paragraph-rsid="0061811f" style:font-weight-asian="normal" style:font-weight-complex="normal"/>
    </style:style>
    <style:style style:name="P183" style:family="paragraph" style:parent-style-name="Standard">
      <style:paragraph-properties fo:margin-left="1in" fo:margin-right="0in" fo:text-indent="0in" style:auto-text-indent="false"/>
      <style:text-properties fo:font-weight="normal" officeooo:rsid="0061811f" officeooo:paragraph-rsid="0061811f" style:font-weight-asian="normal" style:font-weight-complex="normal"/>
    </style:style>
    <style:style style:name="P184" style:family="paragraph" style:parent-style-name="Standard">
      <style:paragraph-properties fo:margin-left="1in" fo:margin-right="0in" fo:text-indent="0in" style:auto-text-indent="false"/>
      <style:text-properties fo:font-weight="normal" officeooo:rsid="00628df3" officeooo:paragraph-rsid="00628df3" style:font-weight-asian="normal" style:font-weight-complex="normal"/>
    </style:style>
    <style:style style:name="P185" style:family="paragraph" style:parent-style-name="Standard">
      <style:paragraph-properties fo:margin-left="1in" fo:margin-right="0in" fo:text-indent="0in" style:auto-text-indent="false"/>
      <style:text-properties fo:font-weight="normal" officeooo:paragraph-rsid="00628df3" style:font-weight-asian="normal" style:font-weight-complex="normal"/>
    </style:style>
    <style:style style:name="P186" style:family="paragraph" style:parent-style-name="Standard">
      <style:paragraph-properties fo:margin-left="1in" fo:margin-right="0in" fo:text-indent="0in" style:auto-text-indent="false"/>
      <style:text-properties fo:font-weight="normal" officeooo:rsid="00676c28" officeooo:paragraph-rsid="00676c28" style:font-weight-asian="normal" style:font-weight-complex="normal"/>
    </style:style>
    <style:style style:name="P187" style:family="paragraph" style:parent-style-name="Standard">
      <style:paragraph-properties fo:margin-left="1in" fo:margin-right="0in" fo:text-indent="0in" style:auto-text-indent="false"/>
      <style:text-properties fo:font-weight="normal" officeooo:rsid="0068b20a" officeooo:paragraph-rsid="0068b20a" style:font-weight-asian="normal" style:font-weight-complex="normal"/>
    </style:style>
    <style:style style:name="P188" style:family="paragraph" style:parent-style-name="Standard">
      <style:paragraph-properties fo:margin-left="1in" fo:margin-right="0in" fo:text-indent="0in" style:auto-text-indent="false"/>
      <style:text-properties fo:font-weight="normal" officeooo:rsid="006a0922" officeooo:paragraph-rsid="006a0922" style:font-weight-asian="normal" style:font-weight-complex="normal"/>
    </style:style>
    <style:style style:name="P189" style:family="paragraph" style:parent-style-name="Standard">
      <style:paragraph-properties fo:margin-left="1in" fo:margin-right="0in" fo:text-indent="0in" style:auto-text-indent="false"/>
      <style:text-properties fo:font-weight="normal" officeooo:rsid="006bce88" officeooo:paragraph-rsid="006bce88" style:font-weight-asian="normal" style:font-weight-complex="normal"/>
    </style:style>
    <style:style style:name="P190" style:family="paragraph" style:parent-style-name="Standard">
      <style:paragraph-properties fo:margin-left="1in" fo:margin-right="0in" fo:text-indent="0in" style:auto-text-indent="false"/>
      <style:text-properties fo:font-weight="normal" officeooo:rsid="006f57f9" officeooo:paragraph-rsid="006f57f9" style:font-weight-asian="normal" style:font-weight-complex="normal"/>
    </style:style>
    <style:style style:name="P191" style:family="paragraph" style:parent-style-name="Standard">
      <style:paragraph-properties fo:margin-left="1in" fo:margin-right="0in" fo:text-indent="0in" style:auto-text-indent="false"/>
      <style:text-properties fo:font-weight="normal" officeooo:rsid="00711ddd" officeooo:paragraph-rsid="00711ddd" style:font-weight-asian="normal" style:font-weight-complex="normal"/>
    </style:style>
    <style:style style:name="P192" style:family="paragraph" style:parent-style-name="Standard">
      <style:paragraph-properties fo:margin-left="1in" fo:margin-right="0in" fo:text-indent="0in" style:auto-text-indent="false"/>
      <style:text-properties fo:font-weight="normal" officeooo:rsid="0073256d" officeooo:paragraph-rsid="0073256d" style:font-weight-asian="normal" style:font-weight-complex="normal"/>
    </style:style>
    <style:style style:name="P193" style:family="paragraph" style:parent-style-name="Standard">
      <style:paragraph-properties fo:margin-left="1in" fo:margin-right="0in" fo:text-indent="0in" style:auto-text-indent="false"/>
      <style:text-properties officeooo:rsid="005af7f3" officeooo:paragraph-rsid="005af7f3"/>
    </style:style>
    <style:style style:name="P194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officeooo:paragraph-rsid="0057da7f"/>
    </style:style>
    <style:style style:name="P195" style:family="paragraph" style:parent-style-name="Standard">
      <style:paragraph-properties fo:margin-left="1.5in" fo:margin-right="0in" fo:text-indent="0in" style:auto-text-indent="false"/>
      <style:text-properties fo:font-weight="bold" officeooo:paragraph-rsid="005af7f3" style:font-weight-asian="bold" style:font-weight-complex="bold"/>
    </style:style>
    <style:style style:name="P196" style:family="paragraph" style:parent-style-name="Standard">
      <style:paragraph-properties fo:margin-left="1.5in" fo:margin-right="0in" fo:text-indent="0in" style:auto-text-indent="false"/>
      <style:text-properties fo:font-weight="bold" officeooo:rsid="005dd248" officeooo:paragraph-rsid="005dd248" style:font-weight-asian="bold" style:font-weight-complex="bold"/>
    </style:style>
    <style:style style:name="P197" style:family="paragraph" style:parent-style-name="Standard">
      <style:paragraph-properties fo:margin-left="1.5in" fo:margin-right="0in" fo:text-indent="0in" style:auto-text-indent="false"/>
      <style:text-properties fo:font-weight="bold" officeooo:paragraph-rsid="0060b509" style:font-weight-asian="bold" style:font-weight-complex="bold"/>
    </style:style>
    <style:style style:name="P198" style:family="paragraph" style:parent-style-name="Standard">
      <style:paragraph-properties fo:margin-left="1.5in" fo:margin-right="0in" fo:text-indent="0in" style:auto-text-indent="false"/>
      <style:text-properties fo:font-weight="bold" officeooo:paragraph-rsid="00628df3" style:font-weight-asian="bold" style:font-weight-complex="bold"/>
    </style:style>
    <style:style style:name="P199" style:family="paragraph" style:parent-style-name="Standard">
      <style:paragraph-properties fo:margin-left="1.5in" fo:margin-right="0in" fo:text-indent="0in" style:auto-text-indent="false"/>
      <style:text-properties fo:font-weight="normal" officeooo:rsid="004db706" officeooo:paragraph-rsid="004db706" style:font-weight-asian="normal" style:font-weight-complex="normal"/>
    </style:style>
    <style:style style:name="P200" style:family="paragraph" style:parent-style-name="Standard">
      <style:paragraph-properties fo:margin-left="1.5in" fo:margin-right="0in" fo:text-indent="0in" style:auto-text-indent="false"/>
      <style:text-properties fo:font-weight="normal" officeooo:rsid="004fa741" officeooo:paragraph-rsid="004fa741" style:font-weight-asian="normal" style:font-weight-complex="normal"/>
    </style:style>
    <style:style style:name="P201" style:family="paragraph" style:parent-style-name="Standard">
      <style:paragraph-properties fo:margin-left="1.5in" fo:margin-right="0in" fo:text-indent="0in" style:auto-text-indent="false"/>
      <style:text-properties fo:font-weight="normal" officeooo:rsid="0051bd79" officeooo:paragraph-rsid="0051bd79" style:font-weight-asian="normal" style:font-weight-complex="normal"/>
    </style:style>
    <style:style style:name="P202" style:family="paragraph" style:parent-style-name="Standard">
      <style:paragraph-properties fo:margin-left="1.5in" fo:margin-right="0in" fo:text-indent="0in" style:auto-text-indent="false"/>
      <style:text-properties fo:font-weight="normal" officeooo:rsid="0054aa31" officeooo:paragraph-rsid="0054aa31" style:font-weight-asian="normal" style:font-weight-complex="normal"/>
    </style:style>
    <style:style style:name="P203" style:family="paragraph" style:parent-style-name="Standard">
      <style:paragraph-properties fo:margin-left="1.5in" fo:margin-right="0in" fo:text-indent="0in" style:auto-text-indent="false"/>
      <style:text-properties fo:font-weight="normal" officeooo:rsid="0054aa31" officeooo:paragraph-rsid="00558161" style:font-weight-asian="normal" style:font-weight-complex="normal"/>
    </style:style>
    <style:style style:name="P204" style:family="paragraph" style:parent-style-name="Standard">
      <style:paragraph-properties fo:margin-left="1.5in" fo:margin-right="0in" fo:text-indent="0in" style:auto-text-indent="false"/>
      <style:text-properties fo:font-weight="normal" officeooo:rsid="00565147" officeooo:paragraph-rsid="00565147" style:font-weight-asian="normal" style:font-weight-complex="normal"/>
    </style:style>
    <style:style style:name="P205" style:family="paragraph" style:parent-style-name="Standard">
      <style:paragraph-properties fo:margin-left="1.5in" fo:margin-right="0in" fo:text-indent="0in" style:auto-text-indent="false"/>
      <style:text-properties fo:font-weight="normal" officeooo:rsid="0057b01b" officeooo:paragraph-rsid="0057b01b" style:font-weight-asian="normal" style:font-weight-complex="normal"/>
    </style:style>
    <style:style style:name="P206" style:family="paragraph" style:parent-style-name="Standard">
      <style:paragraph-properties fo:margin-left="1.5in" fo:margin-right="0in" fo:text-indent="0in" style:auto-text-indent="false"/>
      <style:text-properties fo:font-weight="normal" officeooo:rsid="0057da7f" officeooo:paragraph-rsid="0057da7f" style:font-weight-asian="normal" style:font-weight-complex="normal"/>
    </style:style>
    <style:style style:name="P207" style:family="paragraph" style:parent-style-name="Standard">
      <style:paragraph-properties fo:margin-left="1.5in" fo:margin-right="0in" fo:text-indent="0in" style:auto-text-indent="false"/>
      <style:text-properties fo:font-weight="normal" officeooo:rsid="0058f1ef" officeooo:paragraph-rsid="0058f1ef" style:font-weight-asian="normal" style:font-weight-complex="normal"/>
    </style:style>
    <style:style style:name="P208" style:family="paragraph" style:parent-style-name="Standard">
      <style:paragraph-properties fo:margin-left="1.5in" fo:margin-right="0in" fo:text-indent="0in" style:auto-text-indent="false"/>
      <style:text-properties fo:font-weight="normal" officeooo:rsid="005ad2e0" officeooo:paragraph-rsid="005ad2e0" style:font-weight-asian="normal" style:font-weight-complex="normal"/>
    </style:style>
    <style:style style:name="P209" style:family="paragraph" style:parent-style-name="Standard">
      <style:paragraph-properties fo:margin-left="1.5in" fo:margin-right="0in" fo:text-indent="0in" style:auto-text-indent="false"/>
      <style:text-properties fo:font-weight="normal" officeooo:rsid="005af7f3" officeooo:paragraph-rsid="005af7f3" style:font-weight-asian="normal" style:font-weight-complex="normal"/>
    </style:style>
    <style:style style:name="P210" style:family="paragraph" style:parent-style-name="Standard">
      <style:paragraph-properties fo:margin-left="1.5in" fo:margin-right="0in" fo:text-indent="0in" style:auto-text-indent="false"/>
      <style:text-properties fo:font-weight="normal" officeooo:rsid="005b014a" officeooo:paragraph-rsid="005b014a" style:font-weight-asian="normal" style:font-weight-complex="normal"/>
    </style:style>
    <style:style style:name="P211" style:family="paragraph" style:parent-style-name="Standard">
      <style:paragraph-properties fo:margin-left="1.5in" fo:margin-right="0in" fo:text-indent="0in" style:auto-text-indent="false"/>
      <style:text-properties fo:font-weight="normal" officeooo:rsid="005bb20f" officeooo:paragraph-rsid="005bb20f" style:font-weight-asian="normal" style:font-weight-complex="normal"/>
    </style:style>
    <style:style style:name="P212" style:family="paragraph" style:parent-style-name="Standard">
      <style:paragraph-properties fo:margin-left="1.5in" fo:margin-right="0in" fo:text-indent="0in" style:auto-text-indent="false"/>
      <style:text-properties fo:font-weight="normal" officeooo:rsid="005c12ef" officeooo:paragraph-rsid="005c12ef" style:font-weight-asian="normal" style:font-weight-complex="normal"/>
    </style:style>
    <style:style style:name="P213" style:family="paragraph" style:parent-style-name="Standard">
      <style:paragraph-properties fo:margin-left="1.5in" fo:margin-right="0in" fo:text-indent="0in" style:auto-text-indent="false"/>
      <style:text-properties fo:font-weight="normal" officeooo:rsid="005dd248" officeooo:paragraph-rsid="005dd248" style:font-weight-asian="normal" style:font-weight-complex="normal"/>
    </style:style>
    <style:style style:name="P214" style:family="paragraph" style:parent-style-name="Standard">
      <style:paragraph-properties fo:margin-left="1.5in" fo:margin-right="0in" fo:text-indent="0in" style:auto-text-indent="false"/>
      <style:text-properties fo:font-weight="normal" officeooo:rsid="005f188c" officeooo:paragraph-rsid="005f188c" style:font-weight-asian="normal" style:font-weight-complex="normal"/>
    </style:style>
    <style:style style:name="P215" style:family="paragraph" style:parent-style-name="Standard">
      <style:paragraph-properties fo:margin-left="1.5in" fo:margin-right="0in" fo:text-indent="0in" style:auto-text-indent="false"/>
      <style:text-properties fo:font-weight="normal" officeooo:rsid="006047d8" officeooo:paragraph-rsid="006047d8" style:font-weight-asian="normal" style:font-weight-complex="normal"/>
    </style:style>
    <style:style style:name="P216" style:family="paragraph" style:parent-style-name="Standard">
      <style:paragraph-properties fo:margin-left="1.5in" fo:margin-right="0in" fo:text-indent="0in" style:auto-text-indent="false"/>
      <style:text-properties fo:font-weight="normal" officeooo:rsid="0060b509" officeooo:paragraph-rsid="0060b509" style:font-weight-asian="normal" style:font-weight-complex="normal"/>
    </style:style>
    <style:style style:name="P217" style:family="paragraph" style:parent-style-name="Standard">
      <style:paragraph-properties fo:margin-left="1.5in" fo:margin-right="0in" fo:text-indent="0in" style:auto-text-indent="false"/>
      <style:text-properties fo:font-weight="normal" officeooo:rsid="0061811f" officeooo:paragraph-rsid="0061811f" style:font-weight-asian="normal" style:font-weight-complex="normal"/>
    </style:style>
    <style:style style:name="P218" style:family="paragraph" style:parent-style-name="Standard">
      <style:paragraph-properties fo:margin-left="1.5in" fo:margin-right="0in" fo:text-indent="0in" style:auto-text-indent="false"/>
      <style:text-properties fo:font-weight="normal" officeooo:rsid="0061811f" officeooo:paragraph-rsid="00628df3" style:font-weight-asian="normal" style:font-weight-complex="normal"/>
    </style:style>
    <style:style style:name="P219" style:family="paragraph" style:parent-style-name="Standard">
      <style:paragraph-properties fo:margin-left="1.5in" fo:margin-right="0in" fo:text-indent="0in" style:auto-text-indent="false"/>
      <style:text-properties fo:font-weight="normal" officeooo:rsid="00628df3" officeooo:paragraph-rsid="00628df3" style:font-weight-asian="normal" style:font-weight-complex="normal"/>
    </style:style>
    <style:style style:name="P220" style:family="paragraph" style:parent-style-name="Standard">
      <style:paragraph-properties fo:margin-left="1.5in" fo:margin-right="0in" fo:text-indent="0in" style:auto-text-indent="false"/>
      <style:text-properties fo:font-weight="normal" officeooo:rsid="00628df3" officeooo:paragraph-rsid="00676c28" style:font-weight-asian="normal" style:font-weight-complex="normal"/>
    </style:style>
    <style:style style:name="P221" style:family="paragraph" style:parent-style-name="Standard">
      <style:paragraph-properties fo:margin-left="1.5in" fo:margin-right="0in" fo:text-indent="0in" style:auto-text-indent="false"/>
      <style:text-properties fo:font-weight="normal" officeooo:rsid="0068b20a" officeooo:paragraph-rsid="0068b20a" style:font-weight-asian="normal" style:font-weight-complex="normal"/>
    </style:style>
    <style:style style:name="P222" style:family="paragraph" style:parent-style-name="Standard">
      <style:paragraph-properties fo:margin-left="1.5in" fo:margin-right="0in" fo:text-indent="0in" style:auto-text-indent="false"/>
      <style:text-properties fo:font-weight="normal" officeooo:rsid="006a0922" officeooo:paragraph-rsid="006a0922" style:font-weight-asian="normal" style:font-weight-complex="normal"/>
    </style:style>
    <style:style style:name="P223" style:family="paragraph" style:parent-style-name="Standard">
      <style:paragraph-properties fo:margin-left="1.5in" fo:margin-right="0in" fo:text-indent="0in" style:auto-text-indent="false"/>
      <style:text-properties fo:font-weight="normal" officeooo:rsid="006a0922" officeooo:paragraph-rsid="006bce88" style:font-weight-asian="normal" style:font-weight-complex="normal"/>
    </style:style>
    <style:style style:name="P224" style:family="paragraph" style:parent-style-name="Standard">
      <style:paragraph-properties fo:margin-left="1.5in" fo:margin-right="0in" fo:text-indent="0in" style:auto-text-indent="false"/>
      <style:text-properties fo:font-weight="normal" officeooo:rsid="006f57f9" officeooo:paragraph-rsid="006f57f9" style:font-weight-asian="normal" style:font-weight-complex="normal"/>
    </style:style>
    <style:style style:name="P225" style:family="paragraph" style:parent-style-name="Standard">
      <style:paragraph-properties fo:margin-left="1.5in" fo:margin-right="0in" fo:text-indent="0in" style:auto-text-indent="false"/>
      <style:text-properties fo:font-weight="normal" officeooo:rsid="0073256d" officeooo:paragraph-rsid="0073256d" style:font-weight-asian="normal" style:font-weight-complex="normal"/>
    </style:style>
    <style:style style:name="P226" style:family="paragraph" style:parent-style-name="Standard">
      <style:paragraph-properties fo:margin-left="1.5in" fo:margin-right="0in" fo:text-indent="0in" style:auto-text-indent="false"/>
      <style:text-properties fo:font-weight="normal" officeooo:rsid="00740f8b" officeooo:paragraph-rsid="00740f8b" style:font-weight-asian="normal" style:font-weight-complex="normal"/>
    </style:style>
    <style:style style:name="P227" style:family="paragraph" style:parent-style-name="Standard">
      <style:paragraph-properties fo:margin-left="1.5in" fo:margin-right="0in" fo:text-indent="0in" style:auto-text-indent="false"/>
      <style:text-properties fo:font-weight="normal" officeooo:rsid="0075c368" officeooo:paragraph-rsid="0075c368" style:font-weight-asian="normal" style:font-weight-complex="normal"/>
    </style:style>
    <style:style style:name="P228" style:family="paragraph" style:parent-style-name="Standard">
      <style:paragraph-properties fo:margin-left="1.5in" fo:margin-right="0in" fo:text-indent="0in" style:auto-text-indent="false"/>
      <style:text-properties fo:font-weight="normal" officeooo:rsid="00762545" officeooo:paragraph-rsid="00762545" style:font-weight-asian="normal" style:font-weight-complex="normal"/>
    </style:style>
    <style:style style:name="P229" style:family="paragraph" style:parent-style-name="Standard">
      <style:paragraph-properties fo:margin-left="1.5in" fo:margin-right="0in" fo:text-indent="0in" style:auto-text-indent="false"/>
      <style:text-properties officeooo:rsid="005af7f3" officeooo:paragraph-rsid="005af7f3"/>
    </style:style>
    <style:style style:name="P230" style:family="paragraph" style:parent-style-name="Standard">
      <style:paragraph-properties fo:margin-left="1.5in" fo:margin-right="0in" fo:margin-top="0in" fo:margin-bottom="0in" loext:contextual-spacing="false" fo:text-indent="0in" style:auto-text-indent="false"/>
      <style:text-properties officeooo:paragraph-rsid="0057da7f"/>
    </style:style>
    <style:style style:name="P231" style:family="paragraph" style:parent-style-name="Standard">
      <style:paragraph-properties fo:margin-left="2in" fo:margin-right="0in" fo:text-indent="0in" style:auto-text-indent="false"/>
    </style:style>
    <style:style style:name="P232" style:family="paragraph" style:parent-style-name="Standard">
      <style:paragraph-properties fo:margin-left="2in" fo:margin-right="0in" fo:text-indent="0in" style:auto-text-indent="false"/>
      <style:text-properties fo:font-weight="normal" officeooo:rsid="005ad2e0" officeooo:paragraph-rsid="005ad2e0" style:font-weight-asian="normal" style:font-weight-complex="normal"/>
    </style:style>
    <style:style style:name="P233" style:family="paragraph" style:parent-style-name="Standard">
      <style:paragraph-properties fo:margin-left="2in" fo:margin-right="0in" fo:text-indent="0in" style:auto-text-indent="false"/>
      <style:text-properties fo:font-weight="normal" officeooo:rsid="005b014a" officeooo:paragraph-rsid="005b014a" style:font-weight-asian="normal" style:font-weight-complex="normal"/>
    </style:style>
    <style:style style:name="P234" style:family="paragraph" style:parent-style-name="Standard">
      <style:paragraph-properties fo:margin-left="2in" fo:margin-right="0in" fo:text-indent="0in" style:auto-text-indent="false"/>
      <style:text-properties fo:font-weight="normal" officeooo:rsid="00711ddd" officeooo:paragraph-rsid="00711ddd" style:font-weight-asian="normal" style:font-weight-complex="normal"/>
    </style:style>
    <style:style style:name="P235" style:family="paragraph" style:parent-style-name="Standard">
      <style:paragraph-properties fo:margin-left="2in" fo:margin-right="0in" fo:text-indent="0in" style:auto-text-indent="false"/>
      <style:text-properties fo:font-weight="normal" officeooo:rsid="0075c368" officeooo:paragraph-rsid="0075c368" style:font-weight-asian="normal" style:font-weight-complex="normal"/>
    </style:style>
    <style:style style:name="P236" style:family="paragraph" style:parent-style-name="Standard">
      <style:paragraph-properties fo:margin-left="2in" fo:margin-right="0in" fo:text-indent="0in" style:auto-text-indent="false"/>
      <style:text-properties fo:font-weight="bold" officeooo:paragraph-rsid="005bb20f" style:font-weight-asian="bold" style:font-weight-complex="bold"/>
    </style:style>
    <style:style style:name="P237" style:family="paragraph" style:parent-style-name="Standard">
      <style:paragraph-properties fo:margin-left="2in" fo:margin-right="0in" fo:text-indent="0in" style:auto-text-indent="false"/>
    </style:style>
    <style:style style:name="P238" style:family="paragraph" style:parent-style-name="Standard">
      <style:paragraph-properties fo:margin-left="2.5in" fo:margin-right="0in" fo:text-indent="0in" style:auto-text-indent="false"/>
      <style:text-properties fo:font-weight="normal" officeooo:rsid="00711ddd" officeooo:paragraph-rsid="00711ddd" style:font-weight-asian="normal" style:font-weight-complex="normal"/>
    </style:style>
    <style:style style:name="P239" style:family="paragraph" style:parent-style-name="Standard">
      <style:paragraph-properties fo:margin-left="2.5in" fo:margin-right="0in" fo:text-indent="0in" style:auto-text-indent="false"/>
      <style:text-properties fo:font-weight="normal" officeooo:rsid="0075c368" officeooo:paragraph-rsid="0075c368" style:font-weight-asian="normal" style:font-weight-complex="normal"/>
    </style:style>
    <style:style style:name="P240" style:family="paragraph" style:parent-style-name="Text_20_body" style:list-style-name="L1">
      <style:paragraph-properties fo:margin-top="0in" fo:margin-bottom="0.1083in" loext:contextual-spacing="false"/>
      <style:text-properties fo:font-style="normal" fo:font-weight="bold" style:font-style-asian="normal" style:font-weight-asian="bold" style:font-style-complex="normal" style:font-weight-complex="bold"/>
    </style:style>
    <style:style style:name="P241" style:family="paragraph" style:parent-style-name="Text_20_body" style:list-style-name="L2">
      <style:paragraph-properties fo:margin-top="0in" fo:margin-bottom="0.1083in" loext:contextual-spacing="false"/>
      <style:text-properties officeooo:paragraph-rsid="00263071"/>
    </style:style>
    <style:style style:name="P242" style:family="paragraph" style:parent-style-name="Text_20_body" style:list-style-name="L2">
      <style:paragraph-properties fo:margin-left="1.0008in" fo:margin-right="0in" fo:margin-top="0in" fo:margin-bottom="0in" loext:contextual-spacing="false" fo:text-indent="0in" style:auto-text-indent="false"/>
      <style:text-properties style:font-name="Thorndale1" officeooo:rsid="00263071" officeooo:paragraph-rsid="00263071"/>
    </style:style>
    <style:style style:name="P243" style:family="paragraph" style:parent-style-name="Text_20_body" style:list-style-name="L3">
      <style:paragraph-properties fo:margin-top="0in" fo:margin-bottom="0in" loext:contextual-spacing="false"/>
      <style:text-properties fo:color="#999999" style:font-name="Thorndale1" fo:font-weight="bold" officeooo:rsid="0026e483" officeooo:paragraph-rsid="0026e483" style:font-weight-asian="bold" style:font-weight-complex="bold"/>
    </style:style>
    <style:style style:name="P244" style:family="paragraph" style:parent-style-name="Text_20_body" style:list-style-name="L4">
      <style:paragraph-properties fo:margin-top="0in" fo:margin-bottom="0in" loext:contextual-spacing="false"/>
      <style:text-properties officeooo:paragraph-rsid="0029cce7"/>
    </style:style>
    <style:style style:name="P245" style:family="paragraph" style:parent-style-name="Text_20_body" style:list-style-name="L4">
      <style:paragraph-properties fo:margin-top="0in" fo:margin-bottom="0in" loext:contextual-spacing="false"/>
      <style:text-properties officeooo:paragraph-rsid="002a7dd9"/>
    </style:style>
    <style:style style:name="P246" style:family="paragraph" style:parent-style-name="Text_20_body" style:list-style-name="L4">
      <style:paragraph-properties fo:margin-top="0in" fo:margin-bottom="0in" loext:contextual-spacing="false"/>
      <style:text-properties style:font-name="Thorndale1" officeooo:rsid="00263071" officeooo:paragraph-rsid="0029cce7"/>
    </style:style>
    <style:style style:name="P247" style:family="paragraph" style:parent-style-name="Text_20_body" style:list-style-name="L4">
      <style:paragraph-properties fo:margin-top="0in" fo:margin-bottom="0in" loext:contextual-spacing="false"/>
      <style:text-properties style:font-name="Thorndale1" officeooo:rsid="00263071" officeooo:paragraph-rsid="002a7dd9"/>
    </style:style>
    <style:style style:name="P248" style:family="paragraph" style:parent-style-name="Text_20_body" style:list-style-name="L2">
      <style:paragraph-properties fo:margin-top="0in" fo:margin-bottom="0in" loext:contextual-spacing="false"/>
      <style:text-properties style:font-name="Thorndale1" officeooo:rsid="00263071" officeooo:paragraph-rsid="002a7dd9"/>
    </style:style>
    <style:style style:name="P249" style:family="paragraph" style:parent-style-name="Text_20_body" style:list-style-name="L2">
      <style:paragraph-properties fo:margin-top="0in" fo:margin-bottom="0in" loext:contextual-spacing="false"/>
      <style:text-properties style:font-name="Thorndale1" officeooo:rsid="00263071" officeooo:paragraph-rsid="002bbb66"/>
    </style:style>
    <style:style style:name="P250" style:family="paragraph" style:parent-style-name="Text_20_body" style:list-style-name="L2">
      <style:paragraph-properties fo:margin-top="0in" fo:margin-bottom="0in" loext:contextual-spacing="false"/>
      <style:text-properties officeooo:paragraph-rsid="002a7dd9"/>
    </style:style>
    <style:style style:name="P251" style:family="paragraph" style:parent-style-name="Text_20_body" style:list-style-name="L2">
      <style:paragraph-properties fo:margin-top="0in" fo:margin-bottom="0in" loext:contextual-spacing="false"/>
      <style:text-properties officeooo:paragraph-rsid="002bbb66"/>
    </style:style>
    <style:style style:name="P252" style:family="paragraph" style:parent-style-name="Text_20_body" style:list-style-name="L2">
      <style:paragraph-properties fo:margin-top="0in" fo:margin-bottom="0in" loext:contextual-spacing="false"/>
      <style:text-properties officeooo:paragraph-rsid="002d9c3a"/>
    </style:style>
    <style:style style:name="T1" style:family="text">
      <style:text-properties style:font-name="Thorndale1"/>
    </style:style>
    <style:style style:name="T2" style:family="text">
      <style:text-properties style:font-name="Thorndale1" officeooo:rsid="00263071"/>
    </style:style>
    <style:style style:name="T3" style:family="text">
      <style:text-properties style:font-name="Thorndale1" fo:font-weight="bold" officeooo:rsid="00263071" style:font-weight-asian="bold" style:font-weight-complex="bold"/>
    </style:style>
    <style:style style:name="T4" style:family="text">
      <style:text-properties style:font-name="Thorndale1" fo:font-weight="bold" officeooo:rsid="0029cce7" style:font-weight-asian="bold" style:font-weight-complex="bold"/>
    </style:style>
    <style:style style:name="T5" style:family="text">
      <style:text-properties style:font-name="Thorndale1" fo:font-weight="bold" officeooo:rsid="002a7dd9" style:font-weight-asian="bold" style:font-weight-complex="bold"/>
    </style:style>
    <style:style style:name="T6" style:family="text">
      <style:text-properties style:font-name="Thorndale1" fo:font-weight="bold" officeooo:rsid="002bbb66" style:font-weight-asian="bold" style:font-weight-complex="bold"/>
    </style:style>
    <style:style style:name="T7" style:family="text">
      <style:text-properties style:font-name="Thorndale1" fo:font-weight="bold" officeooo:rsid="002d9c3a" style:font-weight-asian="bold" style:font-weight-complex="bold"/>
    </style:style>
    <style:style style:name="T8" style:family="text">
      <style:text-properties style:font-name="Thorndale1" fo:font-weight="normal" officeooo:rsid="0026e483" style:font-weight-asian="normal" style:font-weight-complex="normal"/>
    </style:style>
    <style:style style:name="T9" style:family="text">
      <style:text-properties style:font-name="Thorndale1" fo:font-weight="normal" officeooo:rsid="00263071" style:font-weight-asian="normal" style:font-weight-complex="normal"/>
    </style:style>
    <style:style style:name="T10" style:family="text">
      <style:text-properties style:font-name="Thorndale1" fo:font-weight="normal" officeooo:rsid="003a473c" style:font-weight-asian="normal" style:font-weight-complex="normal"/>
    </style:style>
    <style:style style:name="T11" style:family="text">
      <style:text-properties style:font-name="Thorndale1" fo:font-weight="normal" officeooo:rsid="0057da7f" style:font-weight-asian="normal" style:font-weight-complex="normal"/>
    </style:style>
    <style:style style:name="T12" style:family="text">
      <style:text-properties style:font-name="Thorndale1" fo:font-weight="normal" officeooo:rsid="004fa741" style:font-weight-asian="normal" style:font-weight-complex="normal"/>
    </style:style>
    <style:style style:name="T13" style:family="text">
      <style:text-properties style:font-name="Thorndale1" officeooo:rsid="0029cce7"/>
    </style:style>
    <style:style style:name="T14" style:family="text">
      <style:text-properties style:font-name="Thorndale1" officeooo:rsid="002a7dd9"/>
    </style:style>
    <style:style style:name="T15" style:family="text">
      <style:text-properties style:font-name="Thorndale1" officeooo:rsid="002bbb66"/>
    </style:style>
    <style:style style:name="T16" style:family="text">
      <style:text-properties style:font-name="Thorndale1" officeooo:rsid="002d9c3a"/>
    </style:style>
    <style:style style:name="T17" style:family="text">
      <style:text-properties style:font-name="Thorndale1" officeooo:rsid="002e1c8a"/>
    </style:style>
    <style:style style:name="T18" style:family="text">
      <style:text-properties style:font-name="Thorndale1" officeooo:rsid="002e4e2b"/>
    </style:style>
    <style:style style:name="T19" style:family="text">
      <style:text-properties style:font-name="Thorndale1" officeooo:rsid="003012ba"/>
    </style:style>
    <style:style style:name="T20" style:family="text">
      <style:text-properties style:font-name="Thorndale1" officeooo:rsid="00356712"/>
    </style:style>
    <style:style style:name="T21" style:family="text">
      <style:text-properties style:font-name="Thorndale1" officeooo:rsid="0039265f"/>
    </style:style>
    <style:style style:name="T22" style:family="text">
      <style:text-properties style:font-name="Thorndale1" officeooo:rsid="003a473c"/>
    </style:style>
    <style:style style:name="T23" style:family="text">
      <style:text-properties style:font-name="Thorndale1" officeooo:rsid="003bff1b"/>
    </style:style>
    <style:style style:name="T24" style:family="text">
      <style:text-properties style:font-name="Thorndale1" officeooo:rsid="003dbf17"/>
    </style:style>
    <style:style style:name="T25" style:family="text">
      <style:text-properties style:font-name="Thorndale1" officeooo:rsid="003f411c"/>
    </style:style>
    <style:style style:name="T26" style:family="text">
      <style:text-properties style:font-name="Thorndale1" officeooo:rsid="00402a4c"/>
    </style:style>
    <style:style style:name="T27" style:family="text">
      <style:text-properties style:font-name="Thorndale1" officeooo:rsid="0057da7f"/>
    </style:style>
    <style:style style:name="T28" style:family="text">
      <style:text-properties style:font-name="Thorndale1" officeooo:rsid="004fa741"/>
    </style:style>
    <style:style style:name="T29" style:family="text">
      <style:text-properties officeooo:rsid="0024b154"/>
    </style:style>
    <style:style style:name="T30" style:family="text">
      <style:text-properties officeooo:rsid="0025f5ad"/>
    </style:style>
    <style:style style:name="T31" style:family="text">
      <style:text-properties officeooo:rsid="00263071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name="Courier New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41e12d" style:font-weight-asian="normal" style:font-weight-complex="normal"/>
    </style:style>
    <style:style style:name="T36" style:family="text">
      <style:text-properties fo:font-weight="normal" officeooo:rsid="004408a4" style:font-weight-asian="normal" style:font-weight-complex="normal"/>
    </style:style>
    <style:style style:name="T37" style:family="text">
      <style:text-properties fo:font-weight="normal" officeooo:rsid="004fa741" style:font-weight-asian="normal" style:font-weight-complex="normal"/>
    </style:style>
    <style:style style:name="T38" style:family="text">
      <style:text-properties fo:font-weight="normal" officeooo:rsid="00558161" style:font-weight-asian="normal" style:font-weight-complex="normal"/>
    </style:style>
    <style:style style:name="T39" style:family="text">
      <style:text-properties officeooo:rsid="00318043"/>
    </style:style>
    <style:style style:name="T40" style:family="text">
      <style:text-properties officeooo:rsid="00340c69"/>
    </style:style>
    <style:style style:name="T41" style:family="text">
      <style:text-properties officeooo:rsid="003a473c"/>
    </style:style>
    <style:style style:name="T42" style:family="text">
      <style:text-properties officeooo:rsid="003bff1b"/>
    </style:style>
    <style:style style:name="T43" style:family="text">
      <style:text-properties officeooo:rsid="00402a4c"/>
    </style:style>
    <style:style style:name="T44" style:family="text">
      <style:text-properties officeooo:rsid="0041e12d"/>
    </style:style>
    <style:style style:name="T45" style:family="text">
      <style:text-properties officeooo:rsid="00420cb4"/>
    </style:style>
    <style:style style:name="T46" style:family="text">
      <style:text-properties officeooo:rsid="004408a4"/>
    </style:style>
    <style:style style:name="T47" style:family="text">
      <style:text-properties officeooo:rsid="00468129"/>
    </style:style>
    <style:style style:name="T48" style:family="text">
      <style:text-properties officeooo:rsid="0046a1c4"/>
    </style:style>
    <style:style style:name="T49" style:family="text">
      <style:text-properties officeooo:rsid="00480669"/>
    </style:style>
    <style:style style:name="T50" style:family="text">
      <style:text-properties officeooo:rsid="00497f67"/>
    </style:style>
    <style:style style:name="T51" style:family="text">
      <style:text-properties officeooo:rsid="004a2829"/>
    </style:style>
    <style:style style:name="T52" style:family="text">
      <style:text-properties officeooo:rsid="004cc045"/>
    </style:style>
    <style:style style:name="T53" style:family="text">
      <style:text-properties officeooo:rsid="004db706"/>
    </style:style>
    <style:style style:name="T54" style:family="text">
      <style:text-properties officeooo:rsid="004fa741"/>
    </style:style>
    <style:style style:name="T55" style:family="text">
      <style:text-properties officeooo:rsid="00565147"/>
    </style:style>
    <style:style style:name="T56" style:family="text">
      <style:text-properties officeooo:rsid="005af7f3"/>
    </style:style>
    <style:style style:name="T57" style:family="text">
      <style:text-properties officeooo:rsid="005dd248"/>
    </style:style>
    <style:style style:name="T58" style:family="text">
      <style:text-properties officeooo:rsid="0061811f"/>
    </style:style>
    <style:style style:name="T59" style:family="text">
      <style:text-properties officeooo:rsid="006445ec"/>
    </style:style>
    <style:style style:name="T60" style:family="text">
      <style:text-properties officeooo:rsid="006bce88"/>
    </style:style>
    <style:style style:name="T61" style:family="text">
      <style:text-properties officeooo:rsid="00711ddd"/>
    </style:style>
    <style:style style:name="T62" style:family="text">
      <style:text-properties officeooo:rsid="00718139"/>
    </style:style>
    <style:style style:name="T63" style:family="text">
      <style:text-properties officeooo:rsid="00740f8b"/>
    </style:style>
    <style:style style:name="T64" style:family="text">
      <style:text-properties officeooo:rsid="0075c368"/>
    </style:style>
    <style:style style:name="T65" style:family="text">
      <style:text-properties officeooo:rsid="00762545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P Camera API</text:p>
      <text:p text:style-name="P2">blah, blah, blah</text:p>
      <text:p text:style-name="P3"/>
      <text:h text:style-name="Heading_20_2" text:outline-level="2">Public Functions</text:h>
      <text:h text:style-name="Heading_20_3" text:outline-level="3">AV Functions</text:h>
      <text:list xml:id="list1529184552151818134" text:style-name="L1">
        <text:list-item>
          <text:p text:style-name="P240">get_image_setting()</text:p>
        </text:list-item>
      </text:list>
      <text:p text:style-name="P8"><text:span text:style-name="T29">Get the color attributes of the video.</text:span> <text:s/></text:p>
      <text:p text:style-name="P5">Privilege: <text:span text:style-name="T30">V</text:span>isitor</text:p>
      <text:p text:style-name="P6"><text:span text:style-name="T30">Parameters</text:span>: <text:span text:style-name="T30">None</text:span></text:p>
      <text:p text:style-name="P7">Return: Dictionary containing these values/ranges:</text:p>
      <text:p text:style-name="P52">brightness : 0 – 100</text:p>
      <text:p text:style-name="P52">contrast : 0 – 100</text:p>
      <text:p text:style-name="P52">hue : 0 – 100</text:p>
      <text:p text:style-name="P52">saturation : 0 - 100 </text:p>
      <text:p text:style-name="P52">sharpness : 0 - 100 </text:p>
      <text:p text:style-name="P53">denoiseLevel : Not used</text:p>
      <text:p text:style-name="P10"/>
      <text:list xml:id="list4279776360951620028" text:style-name="L2">
        <text:list-item>
          <text:p text:style-name="P241"><text:span text:style-name="T3">set_brightness(brightness)</text:span><text:span text:style-name="T1"><text:line-break/>Set </text:span><text:span text:style-name="T2">the </text:span><text:span text:style-name="T1">brightness of </text:span><text:span text:style-name="T2">the </text:span><text:span text:style-name="T1">video.</text:span></text:p>
          <text:list>
            <text:list-item>
              <text:list>
                <text:list-header>
                  <text:p text:style-name="P242">Privilege: admin</text:p>
                </text:list-header>
              </text:list>
            </text:list-item>
          </text:list>
        </text:list-item>
      </text:list>
      <text:p text:style-name="P11">Parameters: brightness level, 0 – 100</text:p>
      <text:p text:style-name="P11">Return: CMD_SUCCESS (0) or CMD_UNKNOWN_ERROR (-7)</text:p>
      <text:p text:style-name="P20"/>
      <text:list xml:id="list3147101433332628866" text:style-name="L3">
        <text:list-item>
          <text:p text:style-name="P243">set_contrast(contrast)</text:p>
        </text:list-item>
      </text:list>
      <text:p text:style-name="P71"><text:span text:style-name="T8">Set </text:span><text:span text:style-name="T9">the </text:span><text:span text:style-name="T8">contrast of </text:span><text:span text:style-name="T9">the </text:span><text:span text:style-name="T8">video.</text:span><text:span text:style-name="T33"><text:line-break/><text:tab/></text:span><text:span text:style-name="T2">Privilege: admin</text:span></text:p>
      <text:p text:style-name="P38">Parameters: brightness level, 0 – 100</text:p>
      <text:p text:style-name="P38">Return: CMD_SUCCESS (0) or CMD_UNKNOWN_ERROR (-7)</text:p>
      <text:p text:style-name="P21"/>
      <text:list xml:id="list3943541778996993293" text:style-name="L4">
        <text:list-item>
          <text:p text:style-name="P244"><text:span text:style-name="T3">set_</text:span><text:span text:style-name="T4">hue</text:span><text:span text:style-name="T3">(</text:span><text:span text:style-name="T4">hue</text:span><text:span text:style-name="T3">)</text:span><text:span text:style-name="T1"><text:line-break/>Set </text:span><text:span text:style-name="T2">the </text:span><text:span text:style-name="T13">hue</text:span><text:span text:style-name="T1"> of </text:span><text:span text:style-name="T2">the </text:span><text:span text:style-name="T1">video.</text:span></text:p>
          <text:list>
            <text:list-item>
              <text:list>
                <text:list-header>
                  <text:p text:style-name="P246">Privilege: admin</text:p>
                </text:list-header>
              </text:list>
            </text:list-item>
          </text:list>
        </text:list-item>
      </text:list>
      <text:p text:style-name="P12">Parameters: hue level, 0 – 100</text:p>
      <text:p text:style-name="P12">Return: CMD_SUCCESS (0) or CMD_UNKNOWN_ERROR (-7)</text:p>
      <text:p text:style-name="P39"/>
      <text:list xml:id="list173135925643089" text:continue-numbering="true" text:style-name="L4">
        <text:list-item>
          <text:p text:style-name="P245"><text:span text:style-name="T3">set_</text:span><text:span text:style-name="T5">saturation</text:span><text:span text:style-name="T3">(</text:span><text:span text:style-name="T5">saturation</text:span><text:span text:style-name="T3">)</text:span><text:span text:style-name="T1"><text:line-break/>Set </text:span><text:span text:style-name="T2">the </text:span><text:span text:style-name="T14">saturation</text:span><text:span text:style-name="T1"> of </text:span><text:span text:style-name="T2">the </text:span><text:span text:style-name="T1">video.</text:span></text:p>
          <text:list>
            <text:list-item>
              <text:list>
                <text:list-header>
                  <text:p text:style-name="P247"><text:soft-page-break/>Privilege: admin</text:p>
                </text:list-header>
              </text:list>
            </text:list-item>
          </text:list>
        </text:list-item>
      </text:list>
      <text:p text:style-name="P13">Parameters: saturation level, 0 – 100</text:p>
      <text:p text:style-name="P13">Return: CMD_SUCCESS (0) or CMD_UNKNOWN_ERROR (-7)</text:p>
      <text:p text:style-name="P22"/>
      <text:list xml:id="list173136289856948" text:continue-list="list4279776360951620028" text:style-name="L2">
        <text:list-item>
          <text:p text:style-name="P250"><text:span text:style-name="T3">set_</text:span><text:span text:style-name="T5">sharp</text:span><text:span text:style-name="T3">ness(</text:span><text:span text:style-name="T5">sharp</text:span><text:span text:style-name="T3">ness)</text:span><text:span text:style-name="T1"><text:line-break/>Set </text:span><text:span text:style-name="T2">the </text:span><text:span text:style-name="T14">sharpness</text:span><text:span text:style-name="T1">ness of </text:span><text:span text:style-name="T2">the </text:span><text:span text:style-name="T1">video.</text:span></text:p>
          <text:list>
            <text:list-item>
              <text:list>
                <text:list-header>
                  <text:p text:style-name="P248">Privilege: admin</text:p>
                </text:list-header>
              </text:list>
            </text:list-item>
          </text:list>
        </text:list-item>
      </text:list>
      <text:p text:style-name="P13">Parameters: sharpness level, 0 – 100</text:p>
      <text:p text:style-name="P13">Return: CMD_SUCCESS (0) or CMD_UNKNOWN_ERROR (-7)</text:p>
      <text:p text:style-name="P22"/>
      <text:list xml:id="list173135388869350" text:continue-numbering="true" text:style-name="L2">
        <text:list-item>
          <text:p text:style-name="P251"><text:span text:style-name="T6">res</text:span><text:span text:style-name="T7">e</text:span><text:span text:style-name="T6">t_image_settings</text:span><text:span text:style-name="T3">()</text:span><text:span text:style-name="T1"><text:line-break/></text:span><text:span text:style-name="T15">Res</text:span><text:span text:style-name="T1">et </text:span><text:span text:style-name="T2">the </text:span><text:span text:style-name="T15">color settings to their default values</text:span><text:span text:style-name="T1">.</text:span></text:p>
          <text:list>
            <text:list-item>
              <text:list>
                <text:list-header>
                  <text:p text:style-name="P249">Privilege: admin</text:p>
                </text:list-header>
              </text:list>
            </text:list-item>
          </text:list>
        </text:list-item>
      </text:list>
      <text:p text:style-name="P14">Parameters: None</text:p>
      <text:p text:style-name="P14">Return: CMD_SUCCESS (0) or CMD_UNKNOWN_ERROR (-7)</text:p>
      <text:p text:style-name="P23"/>
      <text:list xml:id="list173135966689850" text:continue-numbering="true" text:style-name="L2">
        <text:list-item>
          <text:p text:style-name="P252"><text:span text:style-name="T7">get_mirror_and_flip</text:span><text:span text:style-name="T6">_settings</text:span><text:span text:style-name="T3">()</text:span><text:span text:style-name="T1"><text:line-break/></text:span><text:span text:style-name="T16">Get the mirror and flip attributes of the video.</text:span></text:p>
          <text:list>
            <text:list-item>
              <text:list>
                <text:list-header>
                  <text:p text:style-name="P252"><text:span text:style-name="T2">Privilege: </text:span><text:span text:style-name="T16">visitor</text:span></text:p>
                </text:list-header>
              </text:list>
            </text:list-item>
          </text:list>
        </text:list-item>
      </text:list>
      <text:p text:style-name="P15">Parameters: None</text:p>
      <text:p text:style-name="P9"><text:span text:style-name="T31">Return: </text:span><text:span text:style-name="T2">Dictionary containing these values/ranges:</text:span></text:p>
      <text:p text:style-name="P50"><text:span text:style-name="T16">isMirror</text:span><text:span text:style-name="T1"> : </text:span><text:span text:style-name="T16">1/</text:span><text:span text:style-name="T1">0 – </text:span><text:span text:style-name="T16">mirrored/not mirroed</text:span></text:p>
      <text:p text:style-name="P51"><text:span text:style-name="T17">isF</text:span><text:span text:style-name="T16">lip</text:span><text:span text:style-name="T1"> : </text:span><text:span text:style-name="T16">1/</text:span><text:span text:style-name="T1">0 – </text:span><text:span text:style-name="T16">flipped/not flipped</text:span></text:p>
      <text:p text:style-name="P24"/>
      <text:list xml:id="list4855311810494274032" text:style-name="L5">
        <text:list-item>
          <text:p text:style-name="P96">set_video_mirrored(on)</text:p>
        </text:list-item>
      </text:list>
      <text:p text:style-name="P72"><text:span text:style-name="T20">S</text:span><text:span text:style-name="T16">et the mirror</text:span><text:span text:style-name="T20">ed</text:span><text:span text:style-name="T16"> attribute of the video.</text:span></text:p>
      <text:p text:style-name="P29"><text:span text:style-name="T2">Privilege: </text:span><text:span text:style-name="T20">admin</text:span></text:p>
      <text:p text:style-name="P16">Parameters: on – 1/0 mirrored on/off</text:p>
      <text:p text:style-name="P17">Return: CMD_SUCCESS (0) or CMD_UNKNOWN_ERROR (-7)</text:p>
      <text:p text:style-name="P25"/>
      <text:list xml:id="list173135893652950" text:continue-numbering="true" text:style-name="L5">
        <text:list-item>
          <text:p text:style-name="P96">set_video_flipped(on)</text:p>
        </text:list-item>
      </text:list>
      <text:p text:style-name="P77">Get the mirror and flip attributes of the video.</text:p>
      <text:p text:style-name="P16">Privilege: </text:p>
      <text:p text:style-name="P16">Parameters: None</text:p>
      <text:p text:style-name="P16">Return: CMD_SUCCESS (0) or CMD_UNKNOWN_ERROR (-7)</text:p>
      <text:p text:style-name="P25"/>
      <text:list xml:id="list173137177955289" text:continue-numbering="true" text:style-name="L5">
        <text:list-item>
          <text:p text:style-name="P96">set_video_frequency(frequency)</text:p>
        </text:list-item>
      </text:list>
      <text:p text:style-name="P78">Get the mirror and flip attributes of the video.</text:p>
      <text:p text:style-name="P32"><text:span text:style-name="T2">Privilege: </text:span><text:span text:style-name="T21">admin</text:span></text:p>
      <text:p text:style-name="P32"><text:span text:style-name="T2">Parameters: </text:span><text:span text:style-name="T21">frequency : </text:span><text:span text:style-name="T22">1/0 – 50/60 Hz</text:span></text:p>
      <text:p text:style-name="P26">Return: CMD_SUCCESS (0) or CMD_UNKNOWN_ERROR (-7)</text:p>
      <text:p text:style-name="P85"/>
      <text:list xml:id="list173135774785714" text:continue-numbering="true" text:style-name="L5">
        <text:list-item>
          <text:p text:style-name="P96"><text:soft-page-break/>get_video_stream_parameters(<text:span text:style-name="T39">)</text:span></text:p>
        </text:list-item>
      </text:list>
      <text:p text:style-name="P73"><text:span text:style-name="T16">Get the video </text:span><text:span text:style-name="T23">stream parameters</text:span><text:span text:style-name="T16">.</text:span></text:p>
      <text:p text:style-name="P33"><text:span text:style-name="T2">Privilege: </text:span><text:span text:style-name="T22">visitor</text:span></text:p>
      <text:p text:style-name="P33"><text:span text:style-name="T2">Parameters: </text:span><text:span text:style-name="T22">None</text:span></text:p>
      <text:p text:style-name="P27">Return: Dictionary containing the following:</text:p>
      <text:p text:style-name="P54">resolutionN – resolution of stream N</text:p>
      <text:p text:style-name="P56"><text:span text:style-name="T10">bitRateN – bit rate of stream N, range </text:span>20480 <text:span text:style-name="T10">–</text:span> 2097152<text:line-break/><text:span text:style-name="T41">frameRateN – frame rate of stream N</text:span><text:line-break/><text:span text:style-name="T41">GOPN – </text:span>P frames between I frame of stream <text:span text:style-name="T41">N</text:span><text:line-break/><text:span text:style-name="T41">isVBRN – variable bit rate, unused</text:span></text:p>
      <text:p text:style-name="P40">Note: n = 0 – 3</text:p>
      <text:p text:style-name="P34"/>
      <text:list xml:id="list173137412733684" text:continue-numbering="true" text:style-name="L5">
        <text:list-item>
          <text:p text:style-name="P96">set_video_stream_parameters(stream_<text:span text:style-name="T42">number</text:span>, </text:p>
        </text:list-item>
      </text:list>
      <text:p text:style-name="P86"><text:s text:c="36"/><text:tab/><text:tab/> <text:s text:c="3"/>resolution,</text:p>
      <text:p text:style-name="P86"><text:tab/><text:tab/><text:tab/><text:tab/><text:tab/> <text:s text:c="3"/>bit_rate,</text:p>
      <text:p text:style-name="P85"><text:s text:c="35"/><text:tab/><text:tab/><text:tab/> <text:s text:c="3"/>frame_rate,</text:p>
      <text:p text:style-name="P85"><text:s text:c="37"/><text:tab/><text:tab/> <text:s text:c="3"/>gop,</text:p>
      <text:p text:style-name="P85"><text:s text:c="36"/><text:tab/><text:tab/> <text:s text:c="3"/>isvpr)</text:p>
      <text:p text:style-name="P74"><text:span text:style-name="T26">S</text:span><text:span text:style-name="T16">et the video </text:span><text:span text:style-name="T23">stream parameters</text:span><text:span text:style-name="T16">.</text:span></text:p>
      <text:p text:style-name="P35"><text:span text:style-name="T2">Privilege: </text:span><text:span text:style-name="T24">admin</text:span></text:p>
      <text:p text:style-name="P18">Parameters:</text:p>
      <text:p text:style-name="P59"><text:span text:style-name="T2">s</text:span><text:span text:style-name="T1">tream_number: 0 – 3</text:span></text:p>
      <text:p text:style-name="P55">resolutionN – resolution of stream N</text:p>
      <text:p text:style-name="P57"><text:span text:style-name="T22">bitRateN – bit rate of stream N, range </text:span>20480 <text:span text:style-name="T22">–</text:span> 2097152<text:line-break/><text:span text:style-name="T41">frameRateN – frame rate of stream N</text:span><text:line-break/><text:span text:style-name="T41">GOPN – </text:span>P frames between I frame of stream <text:span text:style-name="T41">N</text:span><text:line-break/><text:span text:style-name="T41">isVBRN – variable bit rate, unused</text:span></text:p>
      <text:p text:style-name="P30">Return: <text:span text:style-name="T2">CMD_SUCCESS (0) or CMD_UNKNOWN_ERROR (-7)</text:span></text:p>
      <text:p text:style-name="P88"/>
      <text:p text:style-name="P85"/>
      <text:list xml:id="list173135611145426" text:continue-numbering="true" text:style-name="L5">
        <text:list-item>
          <text:p text:style-name="P96">get_main_video_stream_type(<text:span text:style-name="T39">)</text:span></text:p>
        </text:list-item>
      </text:list>
      <text:p text:style-name="P75"><text:span text:style-name="T16">Get the </text:span><text:span text:style-name="T25">main </text:span><text:span text:style-name="T16">video </text:span><text:span text:style-name="T23">stream </text:span><text:span text:style-name="T25">type</text:span><text:span text:style-name="T16">.</text:span></text:p>
      <text:p text:style-name="P37"><text:span text:style-name="T2">Privilege: </text:span><text:span text:style-name="T22">visitor</text:span></text:p>
      <text:p text:style-name="P37"><text:span text:style-name="T2">Parameters: </text:span><text:span text:style-name="T22">None</text:span></text:p>
      <text:p text:style-name="P28">Return: Dictionary containing the following:</text:p>
      <text:p text:style-name="P58">streamType : 0 – 3</text:p>
      <text:p text:style-name="P85"/>
      <text:list xml:id="list173135997066660" text:continue-numbering="true" text:style-name="L5">
        <text:list-item>
          <text:p text:style-name="P96">get_sub_video_stream_type(<text:span text:style-name="T39">)</text:span></text:p>
        </text:list-item>
      </text:list>
      <text:p text:style-name="P75"><text:span text:style-name="T16">Get the </text:span><text:span text:style-name="T25">sub </text:span><text:span text:style-name="T16">video </text:span><text:span text:style-name="T23">stream </text:span><text:span text:style-name="T25">type</text:span><text:span text:style-name="T16">.</text:span></text:p>
      <text:p text:style-name="P37"><text:span text:style-name="T2">Privilege: </text:span><text:span text:style-name="T22">visitor</text:span></text:p>
      <text:p text:style-name="P37"><text:span text:style-name="T2">Parameters: </text:span><text:span text:style-name="T22">None</text:span></text:p>
      <text:p text:style-name="P28">Return: Dictionary containing the following:</text:p>
      <text:p text:style-name="P58">streamType : 0 – 3</text:p>
      <text:p text:style-name="P85"/>
      <text:list xml:id="list173135904400442" text:continue-numbering="true" text:style-name="L5">
        <text:list-item>
          <text:p text:style-name="P96">set_main_video_stream_type(stream_<text:span text:style-name="T43">type</text:span>)</text:p>
        </text:list-item>
      </text:list>
      <text:p text:style-name="P76"><text:soft-page-break/><text:span text:style-name="T26">S</text:span><text:span text:style-name="T16">et the </text:span><text:span text:style-name="T26">main </text:span><text:span text:style-name="T16">video </text:span><text:span text:style-name="T23">stream </text:span><text:span text:style-name="T26">type</text:span><text:span text:style-name="T16">.</text:span></text:p>
      <text:p text:style-name="P36"><text:span text:style-name="T2">Privilege: </text:span><text:span text:style-name="T24">admin</text:span></text:p>
      <text:p text:style-name="P19">Parameters:</text:p>
      <text:p text:style-name="P60"><text:span text:style-name="T2">s</text:span><text:span text:style-name="T1">tream_</text:span><text:span text:style-name="T26">type</text:span><text:span text:style-name="T1">: 0 – 3</text:span></text:p>
      <text:p text:style-name="P31"><text:span text:style-name="T42">Return: </text:span><text:span text:style-name="T2">CMD_SUCCESS (0) or CMD_UNKNOWN_ERROR (-7)</text:span></text:p>
      <text:p text:style-name="P85"/>
      <text:list xml:id="list173136419136105" text:continue-numbering="true" text:style-name="L5">
        <text:list-item>
          <text:p text:style-name="P96">set_sub_video_stream_type(stream_type)</text:p>
        </text:list-item>
      </text:list>
      <text:p text:style-name="P76"><text:span text:style-name="T26">S</text:span><text:span text:style-name="T16">et the </text:span><text:span text:style-name="T26">sub </text:span><text:span text:style-name="T16">video </text:span><text:span text:style-name="T23">stream </text:span><text:span text:style-name="T26">type</text:span><text:span text:style-name="T16">.</text:span></text:p>
      <text:p text:style-name="P36"><text:span text:style-name="T2">Privilege: </text:span><text:span text:style-name="T24">admin</text:span></text:p>
      <text:p text:style-name="P19">Parameters:</text:p>
      <text:p text:style-name="P60"><text:span text:style-name="T2">s</text:span><text:span text:style-name="T1">tream_</text:span><text:span text:style-name="T26">type</text:span><text:span text:style-name="T1">: 0 – 3</text:span></text:p>
      <text:p text:style-name="P31"><text:span text:style-name="T42">Return: </text:span><text:span text:style-name="T2">CMD_SUCCESS (0) or CMD_UNKNOWN_ERROR (-7)</text:span></text:p>
      <text:p text:style-name="P87"/>
      <text:p text:style-name="P85"/>
      <text:list xml:id="list173137371613459" text:continue-numbering="true" text:style-name="L5">
        <text:list-item>
          <text:p text:style-name="P96">get_mj_stream(<text:span text:style-name="T39">)</text:span></text:p>
        </text:list-item>
      </text:list>
      <text:p text:style-name="P79">Get the motion jpeg stream.</text:p>
      <text:p text:style-name="P41">Privilege: visitor</text:p>
      <text:p text:style-name="P41">Parameters: None</text:p>
      <text:p text:style-name="P48"><text:span text:style-name="T35">Return: </text:span>Motion jpeg stream data<text:line-break/><text:span text:style-name="T44">Note: mjpeg</text:span> stream is VGA resolution @ 15fps</text:p>
      <text:p text:style-name="P85"/>
      <text:list xml:id="list173136547177947" text:continue-numbering="true" text:style-name="L5">
        <text:list-item>
          <text:p text:style-name="P96">get_osd_settings(<text:span text:style-name="T39">)</text:span></text:p>
        </text:list-item>
      </text:list>
      <text:p text:style-name="P80">Get the on screen display settings.</text:p>
      <text:p text:style-name="P42">Privilege: visitor</text:p>
      <text:p text:style-name="P42">Parameters: none</text:p>
      <text:p text:style-name="P42">Return: Dictionary containing the following:</text:p>
      <text:p text:style-name="P61">isEnableTimeStamp : 1/0 – Time Stamp displayed/not displayed</text:p>
      <text:p text:style-name="P61">isEnableDeviceName : 1/0 – Device Name displayed/not displayed</text:p>
      <text:p text:style-name="P61">dispPos : 0 only at this time</text:p>
      <text:p text:style-name="P61">isEnableOSDMask : 1/0 – OSD mask enabled/not enabled</text:p>
      <text:p text:style-name="P85"/>
      <text:list xml:id="list173135812659710" text:continue-numbering="true" text:style-name="L5">
        <text:list-item>
          <text:p text:style-name="P96">set_osd_settings(time_stamp_enabled, device_name_enabled, display_position, osd_mask_enabled)</text:p>
        </text:list-item>
      </text:list>
      <text:p text:style-name="P81">Set the on screen display settings</text:p>
      <text:p text:style-name="P43">Privilege: admin</text:p>
      <text:p text:style-name="P43">Parameters: </text:p>
      <text:p text:style-name="P62">time_stamp_enabled: <text:span text:style-name="T45">1/0 – Time Stamp displayed/not displayed</text:span></text:p>
      <text:p text:style-name="P62">device_name_enabled: <text:span text:style-name="T45">1/0 – Device Name displayed/not displayed</text:span></text:p>
      <text:p text:style-name="P62">display_position: 0 only at this time</text:p>
      <text:p text:style-name="P62">osd_mask_enabled: <text:span text:style-name="T45">1/0 – OSD mask enabled/not enabled</text:span></text:p>
      <text:p text:style-name="P85"/>
      <text:list xml:id="list173136016184634" text:continue-numbering="true" text:style-name="L5">
        <text:list-item>
          <text:p text:style-name="P96">get_osd_mask_area(<text:span text:style-name="T39">)</text:span></text:p>
        </text:list-item>
      </text:list>
      <text:p text:style-name="P82">Get the on screen display mask area coordinates</text:p>
      <text:p text:style-name="P82"><text:tab/>Privilege: visitor</text:p>
      <text:p text:style-name="P44">Parameters: None</text:p>
      <text:p text:style-name="P44">Return: Dictionary containing the OSD mask area <text:s/>coordinates:</text:p>
      <text:p text:style-name="P70"><text:span text:style-name="T36">x1_N : </text:span>The top left X position of mask N<text:line-break/><text:span text:style-name="T46">y</text:span><text:span text:style-name="T36">1_N : </text:span>The top left <text:span text:style-name="T46">Y</text:span> position of mask N<text:line-break/><text:span text:style-name="T36">x2_N : </text:span>The <text:span text:style-name="T46">bottom</text:span> <text:span text:style-name="T46">right</text:span> X position of mask N<text:line-break/><text:soft-page-break/><text:span text:style-name="T46">y2</text:span><text:span text:style-name="T36">_N : </text:span>The <text:span text:style-name="T46">bottom</text:span> <text:span text:style-name="T46">right Y</text:span> position of mask N</text:p>
      <text:p text:style-name="P49">Note: N = 0 – 3</text:p>
      <text:p text:style-name="P85"/>
      <text:list xml:id="list173137023994424" text:continue-numbering="true" text:style-name="L5">
        <text:list-item>
          <text:p text:style-name="P97">set_osd_mask_area(<text:span text:style-name="T47">point_list_0, point_list_1, point_list_2, point_list_3</text:span>)</text:p>
        </text:list-item>
      </text:list>
      <text:p text:style-name="P82">Set all o<text:span text:style-name="T48">f the on</text:span> screen display mask areas.</text:p>
      <text:p text:style-name="P44">Privilege: admin</text:p>
      <text:p text:style-name="P44">Parameters: <text:span text:style-name="T48">4 lists of points comprised of:</text:span></text:p>
      <text:p text:style-name="P63">x1: The top left X position<text:line-break/>y<text:span text:style-name="T47">1</text:span>: The top left Y position<text:line-break/>x2: The bottom right X p<text:span text:style-name="T47">osition</text:span><text:line-break/>y2: The bottom right Y position</text:p>
      <text:p text:style-name="P45">Return: <text:span text:style-name="T2">CMD_SUCCESS (0) or CMD_UNKNOWN_ERROR (-7)</text:span></text:p>
      <text:p text:style-name="P85"/>
      <text:list xml:id="list173136809511867" text:continue-numbering="true" text:style-name="L5">
        <text:list-item>
          <text:p text:style-name="P96">get_motion_detection_configuration(<text:span text:style-name="T39">)</text:span></text:p>
        </text:list-item>
      </text:list>
      <text:p text:style-name="P83">Get the motion detection configuration.</text:p>
      <text:p text:style-name="P46">Privilege: visitor</text:p>
      <text:p text:style-name="P46">Parameters: None</text:p>
      <text:p text:style-name="P46">Returns: <text:span text:style-name="T48">Dictionary containing the following:</text:span></text:p>
      <text:p text:style-name="P64">isEnable: 1/0 – motion detection enabled/disabled</text:p>
      <text:p text:style-name="P64">linkage: 4 bits, comprised of any or all of:</text:p>
      <text:p text:style-name="P89">bit_3: Record video</text:p>
      <text:p text:style-name="P89">bit_2: Snap picture</text:p>
      <text:p text:style-name="P89">bit_1: Send mail</text:p>
      <text:p text:style-name="P89">bit_0: <text:span text:style-name="T52">Sound</text:span></text:p>
      <text:p text:style-name="P64">snapInterval: The time between picture snaps<text:span text:style-name="T32">,</text:span> <text:span text:style-name="T50">5 – 15 seconds</text:span></text:p>
      <text:p text:style-name="P64">sensitivity: motion detection sensitivity: 0 – 4: lowest – highest</text:p>
      <text:p text:style-name="P64">triggerInterval: the minimum time between motion detection triggers</text:p>
      <text:p text:style-name="P64">scheduleN: <text:span text:style-name="T49">day of week schedule. 0 – Monday through 6 – Sunday</text:span></text:p>
      <text:p text:style-name="P66">areaN: area information for schedule N</text:p>
      <text:p text:style-name="P47">Note: see below for schedule and area formation</text:p>
      <text:p text:style-name="P85"/>
      <text:list xml:id="list173136875779794" text:continue-numbering="true" text:style-name="L5">
        <text:list-item>
          <text:p text:style-name="P96">set_motion_detection_configuration(enabled, linkage, snap_interval, sensitivity, trigger_interval, <text:span text:style-name="T49">schedule_list, area_list)</text:span></text:p>
        </text:list-item>
      </text:list>
      <text:p text:style-name="P84">Set the motion detection configuration.</text:p>
      <text:p text:style-name="P47">Privilege: admin</text:p>
      <text:p text:style-name="P47">Parameters:</text:p>
      <text:p text:style-name="P67">enabled: 1/0 – motion detection is/is not enabled</text:p>
      <text:p text:style-name="P65">linkage: 4 bits, comprised of any or all of:</text:p>
      <text:p text:style-name="P90">bit_3: Record video</text:p>
      <text:p text:style-name="P90">bit_2: Snap picture</text:p>
      <text:p text:style-name="P90">bit_1: Send mail</text:p>
      <text:p text:style-name="P114">bit_0: <text:span text:style-name="T52">Sound</text:span></text:p>
      <text:p text:style-name="P68">snap_interval: <text:span text:style-name="T48">The time between picture snaps, 5 – 15 seconds</text:span></text:p>
      <text:p text:style-name="P69">sensitivity: <text:span text:style-name="T48">motion detection sensitivity: 0 – 4: lowest – highest</text:span></text:p>
      <text:p text:style-name="P91">trigger_interval: <text:span text:style-name="T48">the minimum time between motion detection triggers, 1 – </text:span>5 <text:tab/>seconds</text:p>
      <text:p text:style-name="P91">schedule_list: <text:span text:style-name="T51">configured as 7 elements of a list, each 6 bytes. Ordered from Monday through Sunday</text:span></text:p>
      <text:p text:style-name="P116">area_list: configured as <text:span text:style-name="T53">10 elements of a list, each 2 bytes (only first 10 bits </text:span><text:soft-page-break/><text:span text:style-name="T53">used)</text:span></text:p>
      <text:p text:style-name="P155"><text:span text:style-name="T53">Return: </text:span><text:span text:style-name="T2">CMD_SUCCESS (0) or CMD_UNKNOWN_ERROR (-7)</text:span> </text:p>
      <text:p text:style-name="P85"/>
      <text:list xml:id="list173136012928168" text:continue-numbering="true" text:style-name="L5">
        <text:list-item>
          <text:p text:style-name="P96">get_snapshot_configuration(<text:span text:style-name="T39">)</text:span></text:p>
        </text:list-item>
      </text:list>
      <text:p text:style-name="P120">Get the snapshot configuration.</text:p>
      <text:p text:style-name="P154">Privilege: visitor</text:p>
      <text:p text:style-name="P154">Parameters: None</text:p>
      <text:p text:style-name="P155"><text:span text:style-name="T53">Return:</text:span></text:p>
      <text:p text:style-name="P199">snapPicQuality: 0/1/2 – low/normal/high quality</text:p>
      <text:p text:style-name="P199">saveLocation: 0/1/2 – sd card/unused/upload to FTP</text:p>
      <text:p text:style-name="P155"><text:span text:style-name="T2"/></text:p>
      <text:list xml:id="list173136893923720" text:continue-numbering="true" text:style-name="L5">
        <text:list-item>
          <text:p text:style-name="P96">set_snapshot_configuration(picture_quality, save_location)</text:p>
        </text:list-item>
      </text:list>
      <text:p text:style-name="P121">Set the snapshot configuration.</text:p>
      <text:p text:style-name="P156">Privilege: admin</text:p>
      <text:p text:style-name="P156">Parameters:</text:p>
      <text:p text:style-name="P200">picture_quality: <text:span text:style-name="T53">0/1/2 – low/normal/high quality</text:span></text:p>
      <text:p text:style-name="P200">save_location: <text:span text:style-name="T53">0/1/2 – sd card/unused/upload to FTP</text:span></text:p>
      <text:p text:style-name="P156">Return: <text:span text:style-name="T2">CMD_SUCCESS (0) or CMD_UNKNOWN_ERROR (-7)</text:span> </text:p>
      <text:p text:style-name="P85"/>
      <text:list xml:id="list173136729064648" text:continue-numbering="true" text:style-name="L5">
        <text:list-item>
          <text:p text:style-name="P96">snap_picture(<text:span text:style-name="T39">)</text:span></text:p>
        </text:list-item>
      </text:list>
      <text:p text:style-name="P121">Take a snapshot</text:p>
      <text:p text:style-name="P156">Privilege: visitor</text:p>
      <text:p text:style-name="P156">Parameters: None</text:p>
      <text:p text:style-name="P156">Return: <text:span text:style-name="T2">CMD_SUCCESS (0) or CMD_UNKNOWN_ERROR (-7)</text:span> </text:p>
      <text:p text:style-name="P156">We will return a html script directly:<text:line-break/>&lt;html&gt;&lt;body&gt;&lt;img src="../snapPic/20121121 -215939.jpg"/&gt;&lt;/body&gt;&lt;/html&gt;<text:line-break/><text:line-break/></text:p>
      <text:p text:style-name="P85"/>
      <text:list xml:id="list173135547313371" text:continue-numbering="true" text:style-name="L5">
        <text:list-item>
          <text:p text:style-name="P96">snapshot_file(file_name):</text:p>
        </text:list-item>
      </text:list>
      <text:p text:style-name="P122">Take a snapshot.</text:p>
      <text:p text:style-name="P157">Privilege: visitor</text:p>
      <text:p text:style-name="P157">Parameters:</text:p>
      <text:p text:style-name="P201">file_name: file to write the snapshot to</text:p>
      <text:p text:style-name="P157">Return: <text:span text:style-name="T32">???</text:span></text:p>
      <text:p text:style-name="P85"/>
      <text:list xml:id="list173136312599412" text:continue-numbering="true" text:style-name="L5">
        <text:list-item>
          <text:p text:style-name="P96">get_record_list(record_path, start_time, end_time, record_type, start_number)</text:p>
        </text:list-item>
      </text:list>
      <text:p text:style-name="P123">Get a list of records.</text:p>
      <text:p text:style-name="P158">Privilege: visitor</text:p>
      <text:p text:style-name="P158">Parameters:</text:p>
      <text:p text:style-name="P202">record_path: </text:p>
      <text:p text:style-name="P202">start_time:</text:p>
      <text:p text:style-name="P202">end_time:</text:p>
      <text:p text:style-name="P202">record_type:</text:p>
      <text:p text:style-name="P202">start_number</text:p>
      <text:p text:style-name="P158">Return:</text:p>
      <text:p text:style-name="P202">totalCount:</text:p>
      <text:p text:style-name="P202">curCnt:</text:p>
      <text:p text:style-name="P202">recordN: <text:span text:style-name="T55">0 – 6</text:span></text:p>
      <text:p text:style-name="P85"><text:soft-page-break/></text:p>
      <text:list xml:id="list173136532736264" text:continue-numbering="true" text:style-name="L5">
        <text:list-item>
          <text:p text:style-name="P96">get_alarm_record_configuration()</text:p>
        </text:list-item>
      </text:list>
      <text:p text:style-name="P124">Get the alarm record configuration.</text:p>
      <text:p text:style-name="P158">Privilege: admin</text:p>
      <text:p text:style-name="P158">Parameters: None</text:p>
      <text:p text:style-name="P158">Return:</text:p>
      <text:p text:style-name="P202">isEnablePreRecord:</text:p>
      <text:p text:style-name="P202">preRecordSecs:</text:p>
      <text:p text:style-name="P202">alarmRecordSecs:</text:p>
      <text:p text:style-name="P85"/>
      <text:list xml:id="list173137289211235" text:continue-numbering="true" text:style-name="L5">
        <text:list-item>
          <text:p text:style-name="P96">set_alarm_recording_configuration(preview_record_enabled, preview_record_time, alarm_record_time):</text:p>
        </text:list-item>
      </text:list>
      <text:p text:style-name="P125">Set the alarm recording configuration.</text:p>
      <text:p text:style-name="P159">Privilege: admin</text:p>
      <text:p text:style-name="P159">Parameters: </text:p>
      <text:p text:style-name="P203">isEnablePreRecord:</text:p>
      <text:p text:style-name="P203">preRecordSecs:</text:p>
      <text:p text:style-name="P203">alarmRecordSecs:</text:p>
      <text:p text:style-name="P159">Return: <text:span text:style-name="T2">CMD_SUCCESS (0) or CMD_UNKNOWN_ERROR (-7)</text:span><text:span text:style-name="T54"> </text:span></text:p>
      <text:p text:style-name="P159"/>
      <text:list xml:id="list173136414877020" text:continue-numbering="true" text:style-name="L5">
        <text:list-item>
          <text:p text:style-name="P96">set_io_alarm_configuration(enabled,</text:p>
        </text:list-item>
      </text:list>
      <text:p text:style-name="P85"><text:s text:c="35"/>linkage,</text:p>
      <text:p text:style-name="P85"><text:s text:c="35"/>alarm_level,</text:p>
      <text:p text:style-name="P85"><text:s text:c="35"/>snap_interval,</text:p>
      <text:p text:style-name="P85"><text:s text:c="35"/>trigger_interval,</text:p>
      <text:p text:style-name="P85"><text:s text:c="35"/>schedule_<text:span text:style-name="T55">list)</text:span></text:p>
      <text:p text:style-name="P126">Set the I/O alarm configuration.</text:p>
      <text:p text:style-name="P161">Privilege: admin</text:p>
      <text:p text:style-name="P161">Parameters:</text:p>
      <text:p text:style-name="P204">enabled:</text:p>
      <text:p text:style-name="P204">linkage:</text:p>
      <text:p text:style-name="P204">snap_interval: </text:p>
      <text:p text:style-name="P204">trigger_interval:</text:p>
      <text:p text:style-name="P204">schedule_list: </text:p>
      <text:p text:style-name="P160">Return: <text:span text:style-name="T2">CMD_SUCCESS (0) or CMD_UNKNOWN_ERROR (-7)</text:span><text:span text:style-name="T54"> </text:span></text:p>
      <text:p text:style-name="P85"/>
      <text:list xml:id="list173137046474977" text:continue-numbering="true" text:style-name="L5">
        <text:list-item>
          <text:p text:style-name="P96">get_io_alarm_configuration(<text:span text:style-name="T39">)</text:span></text:p>
        </text:list-item>
      </text:list>
      <text:p text:style-name="P127">Get the I/O alarm configuration.</text:p>
      <text:p text:style-name="P162">Privilege: admin</text:p>
      <text:p text:style-name="P162">Parameters: None</text:p>
      <text:p text:style-name="P162">Return:</text:p>
      <text:p text:style-name="P205">isEnable: </text:p>
      <text:p text:style-name="P205">linkage: </text:p>
      <text:p text:style-name="P205">alarmLevel: </text:p>
      <text:p text:style-name="P205">snapInterval: </text:p>
      <text:p text:style-name="P205">triggerInterval: </text:p>
      <text:p text:style-name="P205">scheduleN: </text:p>
      <text:p text:style-name="P85"/>
      <text:list xml:id="list173135977388361" text:continue-numbering="true" text:style-name="L5">
        <text:list-item>
          <text:p text:style-name="P96">clear_io_alarm_output(<text:span text:style-name="T39">)</text:span></text:p>
        </text:list-item>
      </text:list>
      <text:p text:style-name="P117"><text:soft-page-break/><text:span text:style-name="T34">Clear the I/O alarm output.</text:span></text:p>
      <text:p text:style-name="P151"><text:span text:style-name="T34">Privilege: admin</text:span></text:p>
      <text:p text:style-name="P151"><text:span text:style-name="T34">Parameters: None</text:span></text:p>
      <text:p text:style-name="P151"><text:span text:style-name="T34">Return:</text:span><text:span text:style-name="T38"> </text:span><text:span text:style-name="T9">CMD_SUCCESS (0) or CMD_UNKNOWN_ERROR (-7)</text:span><text:span text:style-name="T37"> </text:span></text:p>
      <text:p text:style-name="P118"/>
      <text:list xml:id="list173137553640707" text:continue-numbering="true" text:style-name="L5">
        <text:list-item>
          <text:p text:style-name="P96">get_multi_device_list(<text:span text:style-name="T39">)</text:span></text:p>
        </text:list-item>
      </text:list>
      <text:p text:style-name="P128">Get multiple device information.</text:p>
      <text:p text:style-name="P163">Privilege: admin</text:p>
      <text:p text:style-name="P163">Parameters: None</text:p>
      <text:p text:style-name="P163">Return: </text:p>
      <text:p text:style-name="P205">devN: device information for device(s) 0 – 8</text:p>
      <text:p text:style-name="P152"/>
      <text:list xml:id="list173136221297202" text:continue-numbering="true" text:style-name="L5">
        <text:list-item>
          <text:p text:style-name="P96">get_multi_device_detailed_info(<text:span text:style-name="T39">ch</text:span>annel)</text:p>
        </text:list-item>
      </text:list>
      <text:p text:style-name="P128">Get detailed device information for multiple devices.</text:p>
      <text:p text:style-name="P163">Privilege: admin</text:p>
      <text:p text:style-name="P163">Parameters: </text:p>
      <text:p text:style-name="P205">channel</text:p>
      <text:p text:style-name="P163">Return:</text:p>
      <text:p text:style-name="P206">productType:</text:p>
      <text:p text:style-name="P206">ip:</text:p>
      <text:p text:style-name="P206">port:</text:p>
      <text:p text:style-name="P206">mediaPort:</text:p>
      <text:p text:style-name="P206">userName:</text:p>
      <text:p text:style-name="P206">passWord:</text:p>
      <text:p text:style-name="P206">devName:</text:p>
      <text:p text:style-name="P85"/>
      <text:list xml:id="list173136777695509" text:continue-numbering="true" text:style-name="L5">
        <text:list-item>
          <text:p text:style-name="P96">add_multiple_devices(channel, device_type, ip, web_port, media_port, user_name, password, device_name)</text:p>
        </text:list-item>
      </text:list>
      <text:p text:style-name="P129">Add multiple devices to the system.</text:p>
      <text:p text:style-name="P164">Privilege: admin</text:p>
      <text:p text:style-name="P164">Parameters: </text:p>
      <text:p text:style-name="P206">channel: </text:p>
      <text:p text:style-name="P206">device_type: </text:p>
      <text:p text:style-name="P206">ip:</text:p>
      <text:p text:style-name="P206">web_port:</text:p>
      <text:p text:style-name="P206">media_port:</text:p>
      <text:p text:style-name="P206">user_name:</text:p>
      <text:p text:style-name="P206">password:</text:p>
      <text:p text:style-name="P206">device_name:</text:p>
      <text:p text:style-name="P164">Return: <text:span text:style-name="T2">CMD_SUCCESS (0) or CMD_UNKNOWN_ERROR (-7)</text:span><text:span text:style-name="T54"> </text:span></text:p>
      <text:p text:style-name="P85"/>
      <text:list xml:id="list173137630910011" text:continue-numbering="true" text:style-name="L5">
        <text:list-item>
          <text:p text:style-name="P113"><text:span text:style-name="T32">delete_multiple_devices(channel)</text:span></text:p>
          <text:p text:style-name="P113"><text:span text:style-name="T11">Delete multiple devices.</text:span></text:p>
        </text:list-item>
      </text:list>
      <text:p text:style-name="P194"><text:span text:style-name="T11">Privilege: admin</text:span></text:p>
      <text:p text:style-name="P194"><text:span text:style-name="T11">Parameters:</text:span></text:p>
      <text:p text:style-name="P230"><text:span text:style-name="T11">channel: </text:span></text:p>
      <text:p text:style-name="P194"><text:span text:style-name="T11">Return: </text:span><text:span text:style-name="T9">CMD_SUCCESS (0) or CMD_UNKNOWN_ERROR (-7)</text:span><text:span text:style-name="T12"> </text:span><text:span text:style-name="T2"><text:line-break/></text:span></text:p>
      <text:h text:style-name="P92" text:outline-level="3"><text:soft-page-break/><text:span text:style-name="T18">User Account</text:span><text:span text:style-name="T2"> Functions</text:span></text:h>
      <text:list xml:id="list7195271028195866773" text:style-name="L6">
        <text:list-item>
          <text:p text:style-name="P100">add_account(user_name, password, privilege)</text:p>
        </text:list-item>
      </text:list>
      <text:p text:style-name="P130">Add a user account.</text:p>
      <text:p text:style-name="P165">Privilege: admin</text:p>
      <text:p text:style-name="P165">Parameters:</text:p>
      <text:p text:style-name="P207">user_name:</text:p>
      <text:p text:style-name="P207">password:</text:p>
      <text:p text:style-name="P207">privilege:</text:p>
      <text:p text:style-name="P165">Return:<text:span text:style-name="T27"> </text:span><text:span text:style-name="T2">CMD_SUCCESS (0) or CMD_UNKNOWN_ERROR (-7)</text:span><text:span text:style-name="T28"> </text:span></text:p>
      <text:p text:style-name="P85"/>
      <text:list xml:id="list173136853873700" text:continue-numbering="true" text:style-name="L6">
        <text:list-item>
          <text:p text:style-name="P100">delete_account(user_name)</text:p>
        </text:list-item>
      </text:list>
      <text:p text:style-name="P130">Delete a user account.</text:p>
      <text:p text:style-name="P165">Privilege: admin</text:p>
      <text:p text:style-name="P165">Parameters:</text:p>
      <text:p text:style-name="P207">user_name:</text:p>
      <text:p text:style-name="P165">Return:<text:span text:style-name="T27"> </text:span><text:span text:style-name="T2">CMD_SUCCESS (0) or CMD_UNKNOWN_ERROR (-7)</text:span><text:span text:style-name="T28"> </text:span></text:p>
      <text:p text:style-name="P85"/>
      <text:list xml:id="list173137182174878" text:continue-numbering="true" text:style-name="L6">
        <text:list-item>
          <text:p text:style-name="P100">change_password(user_name, old_password, new_password)</text:p>
        </text:list-item>
      </text:list>
      <text:p text:style-name="P130">Change the current user password.</text:p>
      <text:p text:style-name="P165">Privilege: visitor</text:p>
      <text:p text:style-name="P165">Parameters:</text:p>
      <text:p text:style-name="P207">user_name:</text:p>
      <text:p text:style-name="P207">old_password:</text:p>
      <text:p text:style-name="P207">new_password:</text:p>
      <text:p text:style-name="P165">Return: <text:span text:style-name="T2">CMD_SUCCESS (0) or CMD_UNKNOWN_ERROR (-7)</text:span><text:span text:style-name="T28"> </text:span></text:p>
      <text:p text:style-name="P85"/>
      <text:list xml:id="list173137164170286" text:continue-numbering="true" text:style-name="L6">
        <text:list-item>
          <text:p text:style-name="P100">change_user_name(old_user_name, new_user_name)</text:p>
        </text:list-item>
      </text:list>
      <text:p text:style-name="P130">Change the current user name.</text:p>
      <text:p text:style-name="P165">Privilege: visitor</text:p>
      <text:p text:style-name="P165">Parameters:</text:p>
      <text:p text:style-name="P208">old_user_name:</text:p>
      <text:p text:style-name="P208">new_user_name:</text:p>
      <text:p text:style-name="P166">Return:<text:span text:style-name="T27"> </text:span><text:span text:style-name="T2">CMD_SUCCESS (0) or CMD_UNKNOWN_ERROR (-7)</text:span><text:span text:style-name="T28"> </text:span></text:p>
      <text:p text:style-name="P166"><text:span text:style-name="T28"/></text:p>
      <text:list xml:id="list173136066442018" text:continue-numbering="true" text:style-name="L6">
        <text:list-item>
          <text:p text:style-name="P100">login(user_name, ip, group_id)</text:p>
        </text:list-item>
      </text:list>
      <text:p text:style-name="P131">Log the user into the camera.</text:p>
      <text:p text:style-name="P167">Privilege: visitor</text:p>
      <text:p text:style-name="P167">Parameters:</text:p>
      <text:p text:style-name="P208">user_name:</text:p>
      <text:p text:style-name="P208">ip:</text:p>
      <text:p text:style-name="P208">group_id:</text:p>
      <text:p text:style-name="P167">Return: </text:p>
      <text:p text:style-name="P208">logInResult:</text:p>
      <text:p text:style-name="P232"><text:s/>0 – Login success</text:p>
      <text:p text:style-name="P232">-1 – Parameter check error</text:p>
      <text:p text:style-name="P232">-2 – Maximum users exceeded</text:p>
      <text:p text:style-name="P232">-3 – unused</text:p>
      <text:p text:style-name="P232">-4 – User doesn't exist</text:p>
      <text:p text:style-name="P232"><text:soft-page-break/>-5 – unused</text:p>
      <text:p text:style-name="P232">-6 – Password error</text:p>
      <text:p text:style-name="P232">-7 – Access denied</text:p>
      <text:p text:style-name="P208">privilege:</text:p>
      <text:p text:style-name="P232">0/1/2 – visitor/operator/administrator</text:p>
      <text:p text:style-name="P85"/>
      <text:list xml:id="list173135892872820" text:continue-numbering="true" text:style-name="L6">
        <text:list-item>
          <text:p text:style-name="P100">logout(user_name, ip, group_id)</text:p>
        </text:list-item>
      </text:list>
      <text:p text:style-name="P131">Logout the specified user.</text:p>
      <text:p text:style-name="P167">Privilege: visitor</text:p>
      <text:p text:style-name="P167">Parameters: </text:p>
      <text:p text:style-name="P208">user_name:</text:p>
      <text:p text:style-name="P208">ip:</text:p>
      <text:p text:style-name="P208">group_id:</text:p>
      <text:p text:style-name="P167">Return: logout result <text:span text:style-name="T32">???</text:span></text:p>
      <text:p text:style-name="P85"/>
      <text:list xml:id="list173137294040246" text:continue-numbering="true" text:style-name="L6">
        <text:list-item>
          <text:p text:style-name="P100">get_session_list(<text:span text:style-name="T39">)</text:span></text:p>
        </text:list-item>
      </text:list>
      <text:p text:style-name="P131">Get the current session list.</text:p>
      <text:p text:style-name="P168">Privilege: visitor</text:p>
      <text:p text:style-name="P168">Parameters: None</text:p>
      <text:p text:style-name="P168">Return:</text:p>
      <text:p text:style-name="P209">usrCnt: session count</text:p>
      <text:p text:style-name="P209">usrN: user name of session N</text:p>
      <text:p text:style-name="P195"/>
      <text:list xml:id="list173137321299158" text:continue-numbering="true" text:style-name="L6">
        <text:list-item>
          <text:p text:style-name="P100">get_user_list(<text:span text:style-name="T39">)</text:span></text:p>
        </text:list-item>
      </text:list>
      <text:p text:style-name="P132">Get the user account list.</text:p>
      <text:p text:style-name="P168">Privilege: visitor</text:p>
      <text:p text:style-name="P168">Parameters: None</text:p>
      <text:p text:style-name="P168">Return: </text:p>
      <text:p text:style-name="P209">usrCnt: session count</text:p>
      <text:p text:style-name="P209">usrN: user name of session N</text:p>
      <text:p text:style-name="P195"/>
      <text:list xml:id="list173136370093963" text:continue-numbering="true" text:style-name="L6">
        <text:list-item>
          <text:p text:style-name="P100">user_heartbeat(user_name, remote_ip, group_id)</text:p>
        </text:list-item>
      </text:list>
      <text:p text:style-name="P150">Check the camera connection.</text:p>
      <text:p text:style-name="P193">Privilege: visitor</text:p>
      <text:p text:style-name="P193">Parameters:</text:p>
      <text:p text:style-name="P229">user_name:</text:p>
      <text:p text:style-name="P229">remote_ip:</text:p>
      <text:p text:style-name="P229">group_id:</text:p>
      <text:p text:style-name="P193">Return: <text:span text:style-name="T9">CMD_SUCCESS (0) or CMD_UNKNOWN_ERROR (-7)</text:span><text:span text:style-name="T12"> </text:span></text:p>
      <text:h text:style-name="P92" text:outline-level="3"><text:span text:style-name="T19">Pan/Tilt/Zoom (PTZ)</text:span><text:span text:style-name="T2"> Functions</text:span></text:h>
      <text:list xml:id="list8822739907784546102" text:style-name="L7">
        <text:list-item>
          <text:p text:style-name="P101">move(direction)</text:p>
        </text:list-item>
      </text:list>
      <text:p text:style-name="P133">Start movement in the specified direction.</text:p>
      <text:p text:style-name="P169">Privilege: operator</text:p>
      <text:p text:style-name="P169">Parameters:</text:p>
      <text:p text:style-name="P210">direction: one of the following:</text:p>
      <text:p text:style-name="P231"><text:s/>PTZ_UP = 0</text:p>
      <text:p text:style-name="P231"><text:s/>PTZ_DOWN = 1</text:p>
      <text:p text:style-name="P231"><text:s/>PTZ_LEFT = 2</text:p>
      <text:p text:style-name="P231"><text:soft-page-break/><text:s/>PTZ_RIGHT = 3</text:p>
      <text:p text:style-name="P231"><text:s/>PTZ_TOP_LEFT = 4</text:p>
      <text:p text:style-name="P231"><text:s/>PTZ_TOP_RIGHT = 5</text:p>
      <text:p text:style-name="P231"><text:s/>PTZ_BOTTOM_LEFT = 6</text:p>
      <text:p text:style-name="P231"><text:s/>PTZ_BOTTOM_RIGHT = 7</text:p>
      <text:p text:style-name="P231"><text:s/>PTZ_RESET = 8</text:p>
      <text:p text:style-name="P231"><text:s/>PTZ_STOP = 9</text:p>
      <text:p text:style-name="P210">Return: <text:span text:style-name="T56"><text:s/></text:span><text:span text:style-name="T2">CMD_SUCCESS (0) or CMD_UNKNOWN_ERROR (-7)</text:span><text:span text:style-name="T28"> </text:span></text:p>
      <text:p text:style-name="P210"><text:span text:style-name="T28">N</text:span><text:span text:style-name="T1">otes: </text:span></text:p>
      <text:p text:style-name="P233"><text:span text:style-name="T1">If direction == <text:s/>PTZ_STOP, the movement stops. </text:span></text:p>
      <text:p text:style-name="P233"><text:span text:style-name="T1">If direction == PTZ_RESET the camera returns to the home position.</text:span></text:p>
      <text:p text:style-name="P85"/>
      <text:list xml:id="list173136214746873" text:continue-numbering="true" text:style-name="L7">
        <text:list-item>
          <text:p text:style-name="P101">get_ptz_speed(<text:span text:style-name="T39">)</text:span></text:p>
        </text:list-item>
      </text:list>
      <text:p text:style-name="P133">Get the pan/tilt/zoom speed.</text:p>
      <text:p text:style-name="P169">Privilege: visitor</text:p>
      <text:p text:style-name="P169">Parameters: None</text:p>
      <text:p text:style-name="P169">Return:</text:p>
      <text:p text:style-name="P211">speed: 0 – 4 slow to fast</text:p>
      <text:p text:style-name="P236"/>
      <text:list xml:id="list173136539371189" text:continue-numbering="true" text:style-name="L7">
        <text:list-item>
          <text:p text:style-name="P101">set_ptz_speed(speed)</text:p>
        </text:list-item>
      </text:list>
      <text:p text:style-name="P134">Set the Pan/Tilt/Zoom speed</text:p>
      <text:p text:style-name="P170">Privilege: operator</text:p>
      <text:p text:style-name="P170">Parameters: </text:p>
      <text:p text:style-name="P211">speed: 0 – 4 slow to fast</text:p>
      <text:p text:style-name="P170">Return: <text:span text:style-name="T2">CMD_SUCCESS (0) or CMD_UNKNOWN_ERROR (-7)</text:span><text:span text:style-name="T28"> </text:span></text:p>
      <text:p text:style-name="P85"/>
      <text:list xml:id="list173137067300350" text:continue-numbering="true" text:style-name="L7">
        <text:list-item>
          <text:p text:style-name="P101">get_ptz_preset_point_list(<text:span text:style-name="T40">)</text:span></text:p>
        </text:list-item>
      </text:list>
      <text:p text:style-name="P135">Get the Pan/Tilt/Zoom preset point list</text:p>
      <text:p text:style-name="P171">Privilege: visitor</text:p>
      <text:p text:style-name="P171">Parameters: None</text:p>
      <text:p text:style-name="P171">Return:</text:p>
      <text:p text:style-name="P212">cnt: The current preset points count</text:p>
      <text:p text:style-name="P212">pointN: The name of point N (4 – 16)</text:p>
      <text:p text:style-name="P171">Notes: There are 4 default presets: LeftMost/RightMost/TopMost/BottomMost</text:p>
      <text:p text:style-name="P85"/>
      <text:list xml:id="list173137632986392" text:continue-numbering="true" text:style-name="L7">
        <text:list-item>
          <text:p text:style-name="P101">add_ptz_preset_point(name)</text:p>
        </text:list-item>
      </text:list>
      <text:p text:style-name="P136">Add Pan/Tilt/Zoom preset point.</text:p>
      <text:p text:style-name="P172">Privilege: admin</text:p>
      <text:p text:style-name="P172">Parameters: </text:p>
      <text:p text:style-name="P213">name: The preset point name</text:p>
      <text:p text:style-name="P172">Return: <text:span text:style-name="T2">CMD_SUCCESS (0) or CMD_UNKNOWN_ERROR (-7)</text:span></text:p>
      <text:p text:style-name="P85"/>
      <text:list xml:id="list173136677625408" text:continue-numbering="true" text:style-name="L7">
        <text:list-item>
          <text:p text:style-name="P101">delete_ptz_preset_point(name)</text:p>
        </text:list-item>
      </text:list>
      <text:p text:style-name="P136">Delete the named preset point.</text:p>
      <text:p text:style-name="P172">Privilege: admin</text:p>
      <text:p text:style-name="P172">Parameters:</text:p>
      <text:p text:style-name="P213">name: The name of the preset to delete</text:p>
      <text:p text:style-name="P172">Return: <text:span text:style-name="T2">CMD_SUCCESS (0) or CMD_UNKNOWN_ERROR (-7)</text:span></text:p>
      <text:p text:style-name="P196"/>
      <text:p text:style-name="P85"><text:soft-page-break/></text:p>
      <text:list xml:id="list173136225779899" text:continue-numbering="true" text:style-name="L7">
        <text:list-item>
          <text:p text:style-name="P101">goto_ptz_preset_point(name)</text:p>
        </text:list-item>
      </text:list>
      <text:p text:style-name="P136">Go to the named preset point.</text:p>
      <text:p text:style-name="P172">Privilege: operator</text:p>
      <text:p text:style-name="P172">Parameters:</text:p>
      <text:p text:style-name="P213">name: the name of the preset to go to</text:p>
      <text:p text:style-name="P172">Return: <text:span text:style-name="T2">CMD_SUCCESS (0) or CMD_UNKNOWN_ERROR (-7)</text:span></text:p>
      <text:p text:style-name="P85"/>
      <text:list xml:id="list173136592476685" text:continue-numbering="true" text:style-name="L7">
        <text:list-item>
          <text:p text:style-name="P101">get_ptz_cruise_list(<text:span text:style-name="T40">)</text:span></text:p>
        </text:list-item>
      </text:list>
      <text:p text:style-name="P136">Get the Pan/Tilt/Zoom cruise list.</text:p>
      <text:p text:style-name="P172">Privilege: visitor</text:p>
      <text:p text:style-name="P172">Parameters: None</text:p>
      <text:p text:style-name="P172">Return: </text:p>
      <text:p text:style-name="P213">cnt: The cruise map point count</text:p>
      <text:p text:style-name="P213">mapN: The name of map N (2 – 8)</text:p>
      <text:p text:style-name="P172">Notes: There are 2 default cruise maps: Horizontal/Vertical</text:p>
      <text:p text:style-name="P85"/>
      <text:list xml:id="list173137736984318" text:continue-numbering="true" text:style-name="L7">
        <text:list-item>
          <text:p text:style-name="P101">get_ptz_cruise_map_info(name)</text:p>
        </text:list-item>
      </text:list>
      <text:p text:style-name="P137">Get the named <text:span text:style-name="T57">Pan/Tilt/Zoom </text:span>cruise map information.</text:p>
      <text:p text:style-name="P179">Privilege: visitor</text:p>
      <text:p text:style-name="P179">Parameters:</text:p>
      <text:p text:style-name="P214">name: The name of the cruise map</text:p>
      <text:p text:style-name="P179">Return:</text:p>
      <text:p text:style-name="P214">getResult: 0/-1 – Success/Fail</text:p>
      <text:p text:style-name="P214">pointN: The preset point name of the cruise map</text:p>
      <text:p text:style-name="P179">Notes: There are at most 8 preset points per cruise map</text:p>
      <text:p text:style-name="P85"/>
      <text:list xml:id="list173136394704556" text:continue-numbering="true" text:style-name="L7">
        <text:list-item>
          <text:p text:style-name="P101">set_ptz_cruise_map(name, point_list)</text:p>
        </text:list-item>
      </text:list>
      <text:p text:style-name="P138">Add the named <text:span text:style-name="T57">Pan/Tilt/Zoom </text:span>cruise map to the list</text:p>
      <text:p text:style-name="P180">Privilege: admin</text:p>
      <text:p text:style-name="P180">Parameters:</text:p>
      <text:p text:style-name="P215">name: The name of the cruise map</text:p>
      <text:p text:style-name="P215">pointN: The name of the Nth preset point</text:p>
      <text:p text:style-name="P173">Return: <text:span text:style-name="T2">CMD_SUCCESS (0) or CMD_UNKNOWN_ERROR (-7)</text:span></text:p>
      <text:p text:style-name="P106"/>
      <text:list xml:id="list173137409269149" text:continue-numbering="true" text:style-name="L7">
        <text:list-item>
          <text:p text:style-name="P101">delete_ptz_cruise_map(name)</text:p>
        </text:list-item>
      </text:list>
      <text:p text:style-name="P138">Delete the named <text:span text:style-name="T57">Pan/Tilt/Zoom </text:span>cruise map.</text:p>
      <text:p text:style-name="P181">Privilege: admin</text:p>
      <text:p text:style-name="P181">Parameters:</text:p>
      <text:p text:style-name="P216">name: The name of the cruise map to delete</text:p>
      <text:p text:style-name="P174">Return: <text:span text:style-name="T2">CMD_SUCCESS (0) or CMD_UNKNOWN_ERROR (-7)</text:span></text:p>
      <text:p text:style-name="P85"/>
      <text:list xml:id="list173135813930690" text:continue-numbering="true" text:style-name="L7">
        <text:list-item>
          <text:p text:style-name="P101">start_ptz_cruise(name)</text:p>
        </text:list-item>
      </text:list>
      <text:p text:style-name="P139">Start the named Pan/Tilt/Zoom cruise.</text:p>
      <text:p text:style-name="P181">Privilege: operator</text:p>
      <text:p text:style-name="P181">Parameters: </text:p>
      <text:p text:style-name="P216">name: The name of the cruise to start</text:p>
      <text:p text:style-name="P174">Return: <text:span text:style-name="T2">CMD_SUCCESS (0) or CMD_UNKNOWN_ERROR (-7)</text:span></text:p>
      <text:p text:style-name="P197"/>
      <text:list xml:id="list173136982130353" text:continue-numbering="true" text:style-name="L7">
        <text:list-item>
          <text:p text:style-name="P101"><text:soft-page-break/>stop_ptz_cruise(<text:span text:style-name="T40">)</text:span></text:p>
        </text:list-item>
      </text:list>
      <text:p text:style-name="P139">Stop all Pan/Tilt/Zoom cruises.</text:p>
      <text:p text:style-name="P181">Privilege: operator</text:p>
      <text:p text:style-name="P181">Parameters: None</text:p>
      <text:p text:style-name="P174">Return: <text:span text:style-name="T2">CMD_SUCCESS (0) or CMD_UNKNOWN_ERROR (-7)</text:span></text:p>
      <text:p text:style-name="P85"/>
      <text:list xml:id="list173137562141777" text:continue-numbering="true" text:style-name="L7">
        <text:list-item>
          <text:p text:style-name="P101">zoom_in(<text:span text:style-name="T40">)</text:span></text:p>
        </text:list-item>
      </text:list>
      <text:p text:style-name="P139"><text:span text:style-name="T58">Start the </text:span>camera <text:span text:style-name="T58">zoom </text:span>in (tighter)</text:p>
      <text:p text:style-name="P181">Privilege: <text:span text:style-name="T58">operator</text:span></text:p>
      <text:p text:style-name="P183">Parameters: None</text:p>
      <text:p text:style-name="P175">Return: <text:span text:style-name="T2">CMD_SUCCESS (0) or CMD_UNKNOWN_ERROR (-7)</text:span></text:p>
      <text:p text:style-name="P153"/>
      <text:list xml:id="list173137621617168" text:continue-numbering="true" text:style-name="L7">
        <text:list-item>
          <text:p text:style-name="P101">zoom_out(<text:span text:style-name="T40">)</text:span></text:p>
        </text:list-item>
      </text:list>
      <text:p text:style-name="P140"><text:span text:style-name="T58">Start the </text:span>camera <text:span text:style-name="T58">zoom out</text:span> (<text:span text:style-name="T58">wider</text:span>)</text:p>
      <text:p text:style-name="P182">Privilege: <text:span text:style-name="T58">operator</text:span></text:p>
      <text:p text:style-name="P183">Parameters: None</text:p>
      <text:p text:style-name="P175">Return: <text:span text:style-name="T2">CMD_SUCCESS (0) or CMD_UNKNOWN_ERROR (-7)</text:span></text:p>
      <text:p text:style-name="P111"><text:span text:style-name="T2"/></text:p>
      <text:list xml:id="list173137257032531" text:continue-numbering="true" text:style-name="L7">
        <text:list-item>
          <text:p text:style-name="P102">zoom_stop(<text:span text:style-name="T40">)</text:span></text:p>
        </text:list-item>
      </text:list>
      <text:p text:style-name="P140"><text:span text:style-name="T58">Stop the </text:span>camera <text:span text:style-name="T58">zoom.</text:span></text:p>
      <text:p text:style-name="P182">Privilege: <text:span text:style-name="T58">operator</text:span></text:p>
      <text:p text:style-name="P183">Parameters: None</text:p>
      <text:p text:style-name="P175">Return: <text:span text:style-name="T2">CMD_SUCCESS (0) or CMD_UNKNOWN_ERROR (-7)</text:span></text:p>
      <text:p text:style-name="P107"/>
      <text:list xml:id="list173136642565537" text:continue-numbering="true" text:style-name="L7">
        <text:list-item>
          <text:p text:style-name="P101">get_zoom_speed(<text:span text:style-name="T40">)</text:span></text:p>
        </text:list-item>
      </text:list>
      <text:p text:style-name="P141">Get the speed of the zoom function.</text:p>
      <text:p text:style-name="P183">Privilege: visitor</text:p>
      <text:p text:style-name="P183">Parameters: None</text:p>
      <text:p text:style-name="P183">Return:</text:p>
      <text:p text:style-name="P217">speed: 0/1/2 – slow/normal/fast</text:p>
      <text:p text:style-name="P85"/>
      <text:list xml:id="list173137125145161" text:continue-numbering="true" text:style-name="L7">
        <text:list-item>
          <text:p text:style-name="P101">set_zoom_speed(speed)</text:p>
        </text:list-item>
      </text:list>
      <text:p text:style-name="P142">Set the speed of the zoom function.</text:p>
      <text:p text:style-name="P184">Privilege: operator</text:p>
      <text:p text:style-name="P184">Parameters:</text:p>
      <text:p text:style-name="P218">speed: 0/1/2 – slow/normal/fast</text:p>
      <text:p text:style-name="P185"><text:span text:style-name="T57">Return: </text:span><text:span text:style-name="T2">CMD_SUCCESS (0) or CMD_UNKNOWN_ERROR (-7)</text:span></text:p>
      <text:p text:style-name="P198"/>
      <text:list xml:id="list173136141824564" text:continue-numbering="true" text:style-name="L7">
        <text:list-item>
          <text:p text:style-name="P101">set_ptz_self_test_mode(mode)</text:p>
        </text:list-item>
      </text:list>
      <text:p text:style-name="P142">Set the Pan/Tilt/Zoom self test mode.</text:p>
      <text:p text:style-name="P184">Privilege: operator</text:p>
      <text:p text:style-name="P184">Parameters:</text:p>
      <text:p text:style-name="P219">mode: 0/1/2 – no selftest/ normal selftest/ <text:span text:style-name="T59">normal then appointed preset</text:span></text:p>
      <text:p text:style-name="P176">Return: <text:span text:style-name="T2">CMD_SUCCESS (0) or CMD_UNKNOWN_ERROR (-7)</text:span></text:p>
      <text:p text:style-name="P85"/>
      <text:list xml:id="list173136102928530" text:continue-numbering="true" text:style-name="L7">
        <text:list-item>
          <text:p text:style-name="P101">get_ptz_self_test_mode(<text:span text:style-name="T40">)</text:span></text:p>
        </text:list-item>
      </text:list>
      <text:p text:style-name="P143">Get the Pan/Tilt/Zoom self test mode.</text:p>
      <text:p text:style-name="P186">Privilege: visitor</text:p>
      <text:p text:style-name="P186">Parameters: None</text:p>
      <text:p text:style-name="P186"><text:soft-page-break/>Return:</text:p>
      <text:p text:style-name="P220">mode: 0/1/2 – no selftest/ normal selftest/ <text:span text:style-name="T59">normal then appointed preset</text:span></text:p>
      <text:p text:style-name="P85"/>
      <text:list xml:id="list173136276546726" text:continue-numbering="true" text:style-name="L7">
        <text:list-item>
          <text:p text:style-name="P101"><text:s/>set_ptz_self_test_preset_point(name)</text:p>
        </text:list-item>
      </text:list>
      <text:p text:style-name="P144">Set the named self test preset point for the Pan/Tilt/Zoom.</text:p>
      <text:p text:style-name="P187">Privilege: operator</text:p>
      <text:p text:style-name="P187">Parameters: </text:p>
      <text:p text:style-name="P221">name: Preset point name</text:p>
      <text:p text:style-name="P177">Return: <text:span text:style-name="T2">CMD_SUCCESS (0) or CMD_UNKNOWN_ERROR (-7)</text:span></text:p>
      <text:p text:style-name="P108"/>
      <text:list xml:id="list173136045612715" text:continue-numbering="true" text:style-name="L7">
        <text:list-item>
          <text:p text:style-name="P101">get_ptz_self_test_preset_point(<text:span text:style-name="T40">)</text:span></text:p>
        </text:list-item>
      </text:list>
      <text:p text:style-name="P144">Get the the preset name for the Pan/Tilt/Zoom preset self test point.</text:p>
      <text:p text:style-name="P187">Privilege: visitor</text:p>
      <text:p text:style-name="P187">Parameters: None</text:p>
      <text:p text:style-name="P187">Return:</text:p>
      <text:p text:style-name="P221">name: the preset point name</text:p>
      <text:p text:style-name="P85"/>
      <text:list xml:id="list173137387583360" text:continue-numbering="true" text:style-name="L7">
        <text:list-item>
          <text:p text:style-name="P101">set_rs485_info(protocol, address, baudrate, data_bits, stop_bits, parity)</text:p>
        </text:list-item>
      </text:list>
      <text:p text:style-name="P144">Set the RS-485 parameters.</text:p>
      <text:p text:style-name="P187">Privilege: operator</text:p>
      <text:p text:style-name="P187">Parameters:</text:p>
      <text:p text:style-name="P221">protocol: </text:p>
      <text:p text:style-name="P221">address:</text:p>
      <text:p text:style-name="P221">baudrate:</text:p>
      <text:p text:style-name="P221">data_bits:</text:p>
      <text:p text:style-name="P221">stop_bits:</text:p>
      <text:p text:style-name="P221">parity:</text:p>
      <text:p text:style-name="P177">Return: <text:span text:style-name="T2">CMD_SUCCESS (0) or CMD_UNKNOWN_ERROR (-7)</text:span></text:p>
      <text:p text:style-name="P85"/>
      <text:list xml:id="list173137440912276" text:continue-numbering="true" text:style-name="L7">
        <text:list-item>
          <text:p text:style-name="P101">get_rs485_info(<text:span text:style-name="T40">)</text:span></text:p>
        </text:list-item>
      </text:list>
      <text:p text:style-name="P144">Get the RS-485 parameters.</text:p>
      <text:p text:style-name="P187">Privilege: visitor</text:p>
      <text:p text:style-name="P187">Parameters: None</text:p>
      <text:p text:style-name="P187">Return:</text:p>
      <text:p text:style-name="P221">protocol: </text:p>
      <text:p text:style-name="P221">address:</text:p>
      <text:p text:style-name="P221">baudrate:</text:p>
      <text:p text:style-name="P221">data_bits:</text:p>
      <text:p text:style-name="P221">stop_bits:</text:p>
      <text:p text:style-name="P221">parity:</text:p>
      <text:p text:style-name="P119"/>
      <text:h text:style-name="P93" text:outline-level="3"><text:span text:style-name="T19">Network</text:span><text:span text:style-name="T2"> Functions</text:span></text:h>
      <text:list xml:id="list6537145053451023432" text:style-name="L8">
        <text:list-item>
          <text:p text:style-name="P98">get_ip_info(<text:span text:style-name="T40">)</text:span></text:p>
        </text:list-item>
      </text:list>
      <text:p text:style-name="P145">Get the IP information.</text:p>
      <text:p text:style-name="P188">Privilege: visitor</text:p>
      <text:p text:style-name="P188">Parameters: None</text:p>
      <text:p text:style-name="P188">Return:</text:p>
      <text:p text:style-name="P222">isDHCP:</text:p>
      <text:p text:style-name="P222"><text:soft-page-break/>ip:</text:p>
      <text:p text:style-name="P222">gate:</text:p>
      <text:p text:style-name="P222">mask:</text:p>
      <text:p text:style-name="P222">dns1:</text:p>
      <text:p text:style-name="P222">dns2:</text:p>
      <text:p text:style-name="P85"/>
      <text:list xml:id="list173137101131714" text:continue-numbering="true" text:style-name="L8">
        <text:list-item>
          <text:p text:style-name="P98">set_ip_info(is_dhcp, ip, gate, mask, dns_1, dns_2)</text:p>
        </text:list-item>
      </text:list>
      <text:p text:style-name="P146">Set the IP configuration.</text:p>
      <text:p text:style-name="P189">Privilege: admin</text:p>
      <text:p text:style-name="P189">Parameters:</text:p>
      <text:p text:style-name="P223">isDHCP:</text:p>
      <text:p text:style-name="P223">ip:</text:p>
      <text:p text:style-name="P223">gate:</text:p>
      <text:p text:style-name="P223">mask:</text:p>
      <text:p text:style-name="P223">dns1:</text:p>
      <text:p text:style-name="P223">dns2:</text:p>
      <text:p text:style-name="P178">Return: <text:span text:style-name="T2">CMD_SUCCESS (0) or CMD_UNKNOWN_ERROR (-7)</text:span></text:p>
      <text:p text:style-name="P189">Notes: System reboots automatically after this command</text:p>
      <text:p text:style-name="P119"/>
      <text:p text:style-name="P85"/>
      <text:list xml:id="list173137357821948" text:continue-numbering="true" text:style-name="L8">
        <text:list-item>
          <text:p text:style-name="P98">refresh_wifi_list(<text:span text:style-name="T40">)</text:span></text:p>
        </text:list-item>
      </text:list>
      <text:p text:style-name="P147">Rescan for available wifi connections.</text:p>
      <text:p text:style-name="P190">Privilege: admin</text:p>
      <text:p text:style-name="P190">Parameters: None</text:p>
      <text:p text:style-name="P190">Return: <text:span text:style-name="T2">CMD_SUCCESS (0) or CMD_UNKNOWN_ERROR (-7)</text:span></text:p>
      <text:p text:style-name="P85"/>
      <text:list xml:id="list173137503915392" text:continue-numbering="true" text:style-name="L8">
        <text:list-item>
          <text:p text:style-name="P99">get_wifi_list(start_number)</text:p>
        </text:list-item>
      </text:list>
      <text:p text:style-name="P148">Get the list of wi-fi connections starting from the start_number.</text:p>
      <text:p text:style-name="P190">Privilege: admin</text:p>
      <text:p text:style-name="P190">Parameters: </text:p>
      <text:p text:style-name="P224">start_number: The starting number of the list of wi-fi connections to get</text:p>
      <text:p text:style-name="P190">Return:</text:p>
      <text:p text:style-name="P224">totalCnt: The number of connections found</text:p>
      <text:p text:style-name="P224">curCnt: The number of connections</text:p>
      <text:p text:style-name="P224">apN: <text:span text:style-name="T61">The detailed information of ap N</text:span></text:p>
      <text:p text:style-name="P234">ssid: AP name</text:p>
      <text:p text:style-name="P234">mac: AP's MAC address</text:p>
      <text:p text:style-name="P234">quality: Signal quality, 0 – 100</text:p>
      <text:p text:style-name="P234">isEncrypt: 1 – 0 : encypted/not encrypted</text:p>
      <text:p text:style-name="P234">encrypType: </text:p>
      <text:p text:style-name="P238">0: Open mode</text:p>
      <text:p text:style-name="P238">1: WEP</text:p>
      <text:p text:style-name="P238">2: WPA</text:p>
      <text:p text:style-name="P238">3: WPA2</text:p>
      <text:p text:style-name="P238">4: WPA/WPA2</text:p>
      <text:p text:style-name="P191">Notes: <text:span text:style-name="T62">Only 10 ap's are returned at a time</text:span></text:p>
      <text:p text:style-name="P109"/>
      <text:list xml:id="list173137386228948" text:continue-numbering="true" text:style-name="L8">
        <text:list-item>
          <text:p text:style-name="P99">set_wifi_settings(enabled,</text:p>
        </text:list-item>
      </text:list>
      <text:p text:style-name="P85"><text:s text:c="26"/>use_wifi,</text:p>
      <text:p text:style-name="P85"><text:soft-page-break/><text:s text:c="26"/>ssid,</text:p>
      <text:p text:style-name="P85"><text:s text:c="26"/>net_type,</text:p>
      <text:p text:style-name="P85"><text:s text:c="26"/>encryption_type,</text:p>
      <text:p text:style-name="P85"><text:s text:c="26"/>psk,</text:p>
      <text:p text:style-name="P85"><text:s text:c="26"/>authentication_mode,</text:p>
      <text:p text:style-name="P85"><text:s text:c="26"/>key_format,</text:p>
      <text:p text:style-name="P85"><text:s text:c="26"/>default_key,</text:p>
      <text:p text:style-name="P85"><text:s text:c="26"/>key_<text:span text:style-name="T60">list</text:span>,</text:p>
      <text:p text:style-name="P85"><text:s text:c="26"/>key_length_<text:span text:style-name="T60">list)</text:span></text:p>
      <text:p text:style-name="P149">Set the wifi configuration.</text:p>
      <text:p text:style-name="P192">Privilege: admin</text:p>
      <text:p text:style-name="P192">Parameters:</text:p>
      <text:p text:style-name="P225">enabled: <text:span text:style-name="T63">1/0 – enabled/disabled</text:span></text:p>
      <text:p text:style-name="P226">use_wifi: <text:span text:style-name="T64">1/0 – use/don't use wifi</text:span></text:p>
      <text:p text:style-name="P227">ssid: ap name</text:p>
      <text:p text:style-name="P227">net_type: 1/0 – ad hoc/infra net (ad hoc not yet supported)</text:p>
      <text:p text:style-name="P227">encryption_type: 0 – open mode</text:p>
      <text:p text:style-name="P239"><text:s text:c="4"/><text:span text:style-name="T65">1 – WEP</text:span></text:p>
      <text:p text:style-name="P239"><text:s text:c="4"/><text:span text:style-name="T65">2 – WPA</text:span></text:p>
      <text:p text:style-name="P239"><text:s text:c="4"/><text:span text:style-name="T65">3 – WPA2</text:span></text:p>
      <text:p text:style-name="P239"><text:s text:c="4"/><text:span text:style-name="T65">4 – WPA/WPA2</text:span></text:p>
      <text:p text:style-name="P228">psk: The psk of WPA/WPA2</text:p>
      <text:p text:style-name="P228">authentication_mode: 0/1/2 – open/shared key/auto</text:p>
      <text:p text:style-name="P228">key_format: 0/1 – ASIC/hex</text:p>
      <text:p text:style-name="P228">default_key: 1 – 4</text:p>
      <text:p text:style-name="P228">key_list: key value, N = 1 – 4</text:p>
      <text:p text:style-name="P228"/>
      <text:p text:style-name="P235"/>
      <text:p text:style-name="P85"/>
      <text:list xml:id="list173136450329273" text:continue-numbering="true" text:style-name="L8">
        <text:list-item>
          <text:p text:style-name="P98">get_wifi_configuration(<text:span text:style-name="T40">)</text:span></text:p>
        </text:list-item>
        <text:list-item>
          <text:p text:style-name="P98">get_port_information(<text:span text:style-name="T40">)</text:span></text:p>
        </text:list-item>
        <text:list-item>
          <text:p text:style-name="P98">set_port_information(web_port, media_port, https_port)</text:p>
        </text:list-item>
        <text:list-item>
          <text:p text:style-name="P98">get_upnp_configuration(<text:span text:style-name="T40">)</text:span></text:p>
        </text:list-item>
        <text:list-item>
          <text:p text:style-name="P98">set_upnp_configuration(enabled)</text:p>
        </text:list-item>
        <text:list-item>
          <text:p text:style-name="P98">get_ddns_configuration(<text:span text:style-name="T40">)</text:span></text:p>
        </text:list-item>
        <text:list-item>
          <text:p text:style-name="P98">set_ddns_configuration(enabled,</text:p>
        </text:list-item>
      </text:list>
      <text:p text:style-name="P85"><text:s text:c="31"/>host_name,</text:p>
      <text:p text:style-name="P85"><text:s text:c="31"/>ddns_server,</text:p>
      <text:p text:style-name="P85"><text:s text:c="31"/>user_name,</text:p>
      <text:p text:style-name="P85"><text:tab/><text:tab/><text:tab/><text:span text:style-name="T40">password)</text:span></text:p>
      <text:list xml:id="list173137261963724" text:continue-numbering="true" text:style-name="L8">
        <text:list-item>
          <text:p text:style-name="P98">set_ftp_configuration(address,</text:p>
        </text:list-item>
      </text:list>
      <text:p text:style-name="P85"><text:s text:c="30"/>port,</text:p>
      <text:p text:style-name="P85"><text:s text:c="30"/>mode,</text:p>
      <text:p text:style-name="P85"><text:s text:c="30"/>user_name,</text:p>
      <text:p text:style-name="P85"><text:s text:c="30"/>password)</text:p>
      <text:list xml:id="list173136706016656" text:continue-numbering="true" text:style-name="L8">
        <text:list-item>
          <text:p text:style-name="P98">get_ftp_configuration(<text:span text:style-name="T40">)</text:span></text:p>
        </text:list-item>
        <text:list-item>
          <text:p text:style-name="P98">test_ftp_server(address,</text:p>
        </text:list-item>
      </text:list>
      <text:p text:style-name="P85"><text:s text:c="24"/>port,</text:p>
      <text:p text:style-name="P85"><text:s text:c="24"/>mode,</text:p>
      <text:p text:style-name="P85"><text:soft-page-break/><text:s text:c="24"/>user_name,</text:p>
      <text:p text:style-name="P85"><text:s text:c="24"/>password)</text:p>
      <text:list xml:id="list173136823445604" text:continue-numbering="true" text:style-name="L8">
        <text:list-item>
          <text:p text:style-name="P98">get_smtp_configuration(<text:span text:style-name="T40">)</text:span></text:p>
        </text:list-item>
        <text:list-item>
          <text:p text:style-name="P98">set_smtp_configuration(enabled,</text:p>
        </text:list-item>
      </text:list>
      <text:p text:style-name="P85"><text:s text:c="31"/>server,</text:p>
      <text:p text:style-name="P85"><text:s text:c="31"/>port,</text:p>
      <text:p text:style-name="P85"><text:s text:c="31"/>needs_authorization,</text:p>
      <text:p text:style-name="P85"><text:s text:c="31"/>tls,</text:p>
      <text:p text:style-name="P85"><text:s text:c="31"/>user_name,</text:p>
      <text:p text:style-name="P85"><text:s text:c="31"/>password,</text:p>
      <text:p text:style-name="P85"><text:s text:c="31"/>sender,</text:p>
      <text:p text:style-name="P85"><text:s text:c="31"/>receiver)</text:p>
      <text:list xml:id="list173136898124862" text:continue-numbering="true" text:style-name="L8">
        <text:list-item>
          <text:p text:style-name="P98">test_smtp(server,</text:p>
        </text:list-item>
      </text:list>
      <text:p text:style-name="P85"><text:s text:c="18"/>port,</text:p>
      <text:p text:style-name="P85"><text:s text:c="18"/>needs_authorization,</text:p>
      <text:p text:style-name="P85"><text:s text:c="18"/>tls,</text:p>
      <text:p text:style-name="P85"><text:s text:c="18"/>user_name,</text:p>
      <text:p text:style-name="P85"><text:s text:c="18"/>password)</text:p>
      <text:h text:style-name="Heading_20_3" text:outline-level="3">Device Management Functions</text:h>
      <text:list xml:id="list3113935674972021133" text:style-name="L9">
        <text:list-item>
          <text:p text:style-name="P110">set_system_time(source,</text:p>
        </text:list-item>
      </text:list>
      <text:p text:style-name="P85"><text:s text:c="24"/>server,</text:p>
      <text:p text:style-name="P85"><text:s text:c="24"/>date_format,</text:p>
      <text:p text:style-name="P85"><text:s text:c="24"/>time_format,</text:p>
      <text:p text:style-name="P85"><text:s text:c="24"/>time_zone,</text:p>
      <text:p text:style-name="P85"><text:s text:c="24"/>dst_enabled,</text:p>
      <text:p text:style-name="P85"><text:s text:c="24"/>dst,</text:p>
      <text:p text:style-name="P85"><text:s text:c="24"/>year,</text:p>
      <text:p text:style-name="P85"><text:s text:c="24"/>month,</text:p>
      <text:p text:style-name="P85"><text:s text:c="24"/>day,</text:p>
      <text:p text:style-name="P85"><text:s text:c="24"/>hour,</text:p>
      <text:p text:style-name="P85"><text:s text:c="24"/>minute,</text:p>
      <text:p text:style-name="P85"><text:s text:c="24"/>second)</text:p>
      <text:list xml:id="list173136613698362" text:continue-numbering="true" text:style-name="L9">
        <text:list-item>
          <text:p text:style-name="P103">get_system_time(<text:span text:style-name="T40">)</text:span></text:p>
        </text:list-item>
        <text:list-item>
          <text:p text:style-name="P103">set_infrared_leds(on)</text:p>
        </text:list-item>
        <text:list-item>
          <text:p text:style-name="P103">get_infrared_led_configuration(<text:span text:style-name="T40">)</text:span></text:p>
        </text:list-item>
        <text:list-item>
          <text:p text:style-name="P103">set_infrared_led_configuration(mode)</text:p>
        </text:list-item>
        <text:list-item>
          <text:p text:style-name="P103">get_device_state(<text:span text:style-name="T40">)</text:span></text:p>
        </text:list-item>
        <text:list-item>
          <text:p text:style-name="P103">get_device_name(<text:span text:style-name="T40">)</text:span></text:p>
        </text:list-item>
        <text:list-item>
          <text:p text:style-name="P103">set_device_name(<text:span text:style-name="T40">)</text:span></text:p>
        </text:list-item>
        <text:list-item>
          <text:p text:style-name="P103">get_device_info(<text:span text:style-name="T40">)</text:span></text:p>
        </text:list-item>
      </text:list>
      <text:p text:style-name="P85"/>
      <text:h text:style-name="P94" text:outline-level="3"><text:span text:style-name="T19">System</text:span><text:span text:style-name="T2"> Functions</text:span><text:line-break/></text:h>
      <text:list xml:id="list7877546211239001826" text:style-name="L10">
        <text:list-item>
          <text:p text:style-name="P104">reboot_system(<text:span text:style-name="T40">)</text:span></text:p>
        </text:list-item>
        <text:list-item>
          <text:p text:style-name="P104">restore_to_factory_settings(<text:span text:style-name="T40">)</text:span></text:p>
        </text:list-item>
        <text:list-item>
          <text:p text:style-name="P104">export_configuration_file(<text:span text:style-name="T40">)</text:span></text:p>
        </text:list-item>
        <text:list-item>
          <text:p text:style-name="P104"><text:soft-page-break/>import_configuration_file(configuration_file)</text:p>
        </text:list-item>
        <text:list-item>
          <text:p text:style-name="P104">upgrade_firmware(<text:span text:style-name="T40">)</text:span></text:p>
        </text:list-item>
      </text:list>
      <text:p text:style-name="P112"/>
      <text:h text:style-name="Heading_20_3" text:outline-level="3"><text:span text:style-name="T19">Miscellaneous</text:span><text:span text:style-name="T2"> Functions</text:span></text:h>
      <text:p text:style-name="P4"/>
      <text:list xml:id="list239494507441002134" text:style-name="L11">
        <text:list-item>
          <text:p text:style-name="P105">get_firewall_configuration(<text:span text:style-name="T40">)</text:span></text:p>
        </text:list-item>
        <text:list-item>
          <text:p text:style-name="P105">set_firewall_configuration(enabled,</text:p>
        </text:list-item>
      </text:list>
      <text:p text:style-name="P85"><text:s text:c="35"/>rule,</text:p>
      <text:p text:style-name="P85"><text:s text:c="35"/>list_0,</text:p>
      <text:p text:style-name="P85"><text:s text:c="35"/>list_1,</text:p>
      <text:p text:style-name="P85"><text:s text:c="35"/>list_2,</text:p>
      <text:p text:style-name="P85"><text:s text:c="35"/>list_3,</text:p>
      <text:p text:style-name="P85"><text:s text:c="35"/>list_4,</text:p>
      <text:p text:style-name="P85"><text:s text:c="35"/>list_5,</text:p>
      <text:p text:style-name="P85"><text:s text:c="35"/>list_6,</text:p>
      <text:p text:style-name="P85"><text:tab/><text:tab/><text:tab/>list_7<text:span text:style-name="T40">)</text:span></text:p>
      <text:list xml:id="list173137099972903" text:continue-numbering="true" text:style-name="L11">
        <text:list-item>
          <text:p text:style-name="P105">get_log(offset, count)</text:p>
          <text:p text:style-name="P10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horndale1" svg:font-family="Thorndale" style:font-family-generic="roman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Bol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horndale" fo:font-family="Thorndale" style:font-style-name="Bold" style:font-family-generic="roman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16:53:21.830000000</meta:creation-date>
    <meta:generator>LibreOffice/4.4.1.2$Windows_x86 LibreOffice_project/45e2de17089c24a1fa810c8f975a7171ba4cd432</meta:generator>
    <dc:date>2015-08-14T16:44:25.457000000</dc:date>
    <meta:editing-duration>P1DT10H51M43S</meta:editing-duration>
    <meta:editing-cycles>33</meta:editing-cycles>
    <meta:print-date>2015-08-09T08:03:24.216000000</meta:print-date>
    <meta:document-statistic meta:table-count="0" meta:image-count="0" meta:object-count="0" meta:page-count="18" meta:paragraph-count="705" meta:word-count="2378" meta:character-count="20008" meta:non-whitespace-character-count="16438"/>
  </office:meta>
</office:document-meta>
</file>